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rop</text:p>
          </table:table-cell>
          <table:table-cell table:style-name="Default" office:value-type="string" calcext:value-type="string">
            <text:p>Calendar</text:p>
          </table:table-cell>
          <table:table-cell office:value-type="string" calcext:value-type="string">
            <text:p>Mandi Arrival Quantity (AgMarknet) (AgMarknet)</text:p>
          </table:table-cell>
          <table:table-cell office:value-type="string" calcext:value-type="string">
            <text:p>Mandi Modal Price (AgMarknet)</text:p>
          </table:table-cell>
          <table:table-cell office:value-type="string" calcext:value-type="string">
            <text:p>USD_INR_Price</text:p>
          </table:table-cell>
          <table:table-cell office:value-type="string" calcext:value-type="string">
            <text:p>Crop_Yea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MSP_Fixed</text:p>
          </table:table-cell>
          <table:table-cell office:value-type="string" calcext:value-type="string">
            <text:p>WPI_Paddy</text:p>
          </table:table-cell>
          <table:table-cell office:value-type="string" calcext:value-type="string">
            <text:p>Crude_Price_USD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4691.5" calcext:value-type="float">
            <text:p>24691.5</text:p>
          </table:table-cell>
          <table:table-cell office:value-type="float" office:value="2272.32" calcext:value-type="float">
            <text:p>2272.32</text:p>
          </table:table-cell>
          <table:table-cell office:value-type="float" office:value="85.645" calcext:value-type="float">
            <text:p>85.6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4.6399993896484" calcext:value-type="float">
            <text:p>74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26327.3" calcext:value-type="float">
            <text:p>26327.3</text:p>
          </table:table-cell>
          <table:table-cell office:value-type="float" office:value="2275.06" calcext:value-type="float">
            <text:p>2275.06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5.9300003051758" calcext:value-type="float">
            <text:p>75.9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30541.3" calcext:value-type="float">
            <text:p>30541.3</text:p>
          </table:table-cell>
          <table:table-cell office:value-type="float" office:value="2270.61" calcext:value-type="float">
            <text:p>2270.61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4" calcext:value-type="date">
            <text:p>2025-01-04</text:p>
          </table:table-cell>
          <table:table-cell office:value-type="float" office:value="25727.2" calcext:value-type="float">
            <text:p>25727.2</text:p>
          </table:table-cell>
          <table:table-cell office:value-type="float" office:value="2284.01" calcext:value-type="float">
            <text:p>2284.01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5" calcext:value-type="date">
            <text:p>2025-01-05</text:p>
          </table:table-cell>
          <table:table-cell office:value-type="float" office:value="3071" calcext:value-type="float">
            <text:p>3071</text:p>
          </table:table-cell>
          <table:table-cell office:value-type="float" office:value="2293.13" calcext:value-type="float">
            <text:p>2293.13</text:p>
          </table:table-cell>
          <table:table-cell office:value-type="float" office:value="85.761" calcext:value-type="float">
            <text:p>85.7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100021362305" calcext:value-type="float">
            <text:p>76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21622.1" calcext:value-type="float">
            <text:p>21622.1</text:p>
          </table:table-cell>
          <table:table-cell office:value-type="float" office:value="2273.34" calcext:value-type="float">
            <text:p>2273.34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3000030517578" calcext:value-type="float">
            <text:p>76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26511.4" calcext:value-type="float">
            <text:p>26511.4</text:p>
          </table:table-cell>
          <table:table-cell office:value-type="float" office:value="2276.88" calcext:value-type="float">
            <text:p>2276.88</text:p>
          </table:table-cell>
          <table:table-cell office:value-type="float" office:value="85.803" calcext:value-type="float">
            <text:p>85.8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0500030517578" calcext:value-type="float">
            <text:p>77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25284.4" calcext:value-type="float">
            <text:p>25284.4</text:p>
          </table:table-cell>
          <table:table-cell office:value-type="float" office:value="2281.95" calcext:value-type="float">
            <text:p>2281.95</text:p>
          </table:table-cell>
          <table:table-cell office:value-type="float" office:value="85.917" calcext:value-type="float">
            <text:p>85.9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1600036621094" calcext:value-type="float">
            <text:p>76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24451" calcext:value-type="float">
            <text:p>24451</text:p>
          </table:table-cell>
          <table:table-cell office:value-type="float" office:value="2283.22" calcext:value-type="float">
            <text:p>2283.22</text:p>
          </table:table-cell>
          <table:table-cell office:value-type="float" office:value="85.89" calcext:value-type="float">
            <text:p>85.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9199981689453" calcext:value-type="float">
            <text:p>76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26035" calcext:value-type="float">
            <text:p>26035</text:p>
          </table:table-cell>
          <table:table-cell office:value-type="float" office:value="2282.72" calcext:value-type="float">
            <text:p>2282.72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1" calcext:value-type="date">
            <text:p>2025-01-11</text:p>
          </table:table-cell>
          <table:table-cell office:value-type="float" office:value="17475.6" calcext:value-type="float">
            <text:p>17475.6</text:p>
          </table:table-cell>
          <table:table-cell office:value-type="float" office:value="2286.68" calcext:value-type="float">
            <text:p>2286.68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2" calcext:value-type="date">
            <text:p>2025-01-12</text:p>
          </table:table-cell>
          <table:table-cell office:value-type="float" office:value="10027.9" calcext:value-type="float">
            <text:p>10027.9</text:p>
          </table:table-cell>
          <table:table-cell office:value-type="float" office:value="2258.69" calcext:value-type="float">
            <text:p>2258.69</text:p>
          </table:table-cell>
          <table:table-cell office:value-type="float" office:value="86.165" calcext:value-type="float">
            <text:p>86.1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7600021362305" calcext:value-type="float">
            <text:p>79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21424.6" calcext:value-type="float">
            <text:p>21424.6</text:p>
          </table:table-cell>
          <table:table-cell office:value-type="float" office:value="2285.85" calcext:value-type="float">
            <text:p>2285.85</text:p>
          </table:table-cell>
          <table:table-cell office:value-type="float" office:value="86.646" calcext:value-type="float">
            <text:p>86.6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1.0100021362305" calcext:value-type="float">
            <text:p>81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17520.6" calcext:value-type="float">
            <text:p>17520.6</text:p>
          </table:table-cell>
          <table:table-cell office:value-type="float" office:value="2279.97" calcext:value-type="float">
            <text:p>2279.97</text:p>
          </table:table-cell>
          <table:table-cell office:value-type="float" office:value="86.525" calcext:value-type="float">
            <text:p>86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9199981689453" calcext:value-type="float">
            <text:p>79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23847.5" calcext:value-type="float">
            <text:p>23847.5</text:p>
          </table:table-cell>
          <table:table-cell office:value-type="float" office:value="2282.82" calcext:value-type="float">
            <text:p>2282.82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2.0299987792969" calcext:value-type="float">
            <text:p>82.0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20288.5" calcext:value-type="float">
            <text:p>20288.5</text:p>
          </table:table-cell>
          <table:table-cell office:value-type="float" office:value="2278.08" calcext:value-type="float">
            <text:p>2278.08</text:p>
          </table:table-cell>
          <table:table-cell office:value-type="float" office:value="86.57" calcext:value-type="float">
            <text:p>86.5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1.2900009155273" calcext:value-type="float">
            <text:p>8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26699.32" calcext:value-type="float">
            <text:p>26699.32</text:p>
          </table:table-cell>
          <table:table-cell office:value-type="float" office:value="2285.59" calcext:value-type="float">
            <text:p>2285.59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8" calcext:value-type="date">
            <text:p>2025-01-18</text:p>
          </table:table-cell>
          <table:table-cell office:value-type="float" office:value="23862.3" calcext:value-type="float">
            <text:p>23862.3</text:p>
          </table:table-cell>
          <table:table-cell office:value-type="float" office:value="2289.68" calcext:value-type="float">
            <text:p>2289.68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19" calcext:value-type="date">
            <text:p>2025-01-19</text:p>
          </table:table-cell>
          <table:table-cell office:value-type="float" office:value="6987.3" calcext:value-type="float">
            <text:p>6987.3</text:p>
          </table:table-cell>
          <table:table-cell office:value-type="float" office:value="2289.49" calcext:value-type="float">
            <text:p>2289.49</text:p>
          </table:table-cell>
          <table:table-cell office:value-type="float" office:value="86.571" calcext:value-type="float">
            <text:p>86.57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24909.17" calcext:value-type="float">
            <text:p>24909.17</text:p>
          </table:table-cell>
          <table:table-cell office:value-type="float" office:value="2283.59" calcext:value-type="float">
            <text:p>2283.59</text:p>
          </table:table-cell>
          <table:table-cell office:value-type="float" office:value="86.209" calcext:value-type="float">
            <text:p>86.2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24754.9" calcext:value-type="float">
            <text:p>24754.9</text:p>
          </table:table-cell>
          <table:table-cell office:value-type="float" office:value="2287.9" calcext:value-type="float">
            <text:p>2287.9</text:p>
          </table:table-cell>
          <table:table-cell office:value-type="float" office:value="86.452" calcext:value-type="float">
            <text:p>86.45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.2900009155273" calcext:value-type="float">
            <text:p>79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30143" calcext:value-type="float">
            <text:p>30143</text:p>
          </table:table-cell>
          <table:table-cell office:value-type="float" office:value="2282.06" calcext:value-type="float">
            <text:p>2282.06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23365.2" calcext:value-type="float">
            <text:p>23365.2</text:p>
          </table:table-cell>
          <table:table-cell office:value-type="float" office:value="2292.01" calcext:value-type="float">
            <text:p>2292.01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2900009155273" calcext:value-type="float">
            <text:p>7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29546.8" calcext:value-type="float">
            <text:p>29546.8</text:p>
          </table:table-cell>
          <table:table-cell office:value-type="float" office:value="2291.65" calcext:value-type="float">
            <text:p>2291.65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23642.2" calcext:value-type="float">
            <text:p>23642.2</text:p>
          </table:table-cell>
          <table:table-cell office:value-type="float" office:value="2288.81" calcext:value-type="float">
            <text:p>2288.81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6" calcext:value-type="date">
            <text:p>2025-01-26</text:p>
          </table:table-cell>
          <table:table-cell office:value-type="float" office:value="1013.4" calcext:value-type="float">
            <text:p>1013.4</text:p>
          </table:table-cell>
          <table:table-cell office:value-type="float" office:value="2380" calcext:value-type="float">
            <text:p>238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32578.5" calcext:value-type="float">
            <text:p>32578.5</text:p>
          </table:table-cell>
          <table:table-cell office:value-type="float" office:value="2292.68" calcext:value-type="float">
            <text:p>2292.68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0800018310547" calcext:value-type="float">
            <text:p>77.0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21960.3" calcext:value-type="float">
            <text:p>21960.3</text:p>
          </table:table-cell>
          <table:table-cell office:value-type="float" office:value="2282.71" calcext:value-type="float">
            <text:p>2282.71</text:p>
          </table:table-cell>
          <table:table-cell office:value-type="float" office:value="86.584" calcext:value-type="float">
            <text:p>86.58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7.4899978637695" calcext:value-type="float">
            <text:p>77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20991.7" calcext:value-type="float">
            <text:p>20991.7</text:p>
          </table:table-cell>
          <table:table-cell office:value-type="float" office:value="2279.48" calcext:value-type="float">
            <text:p>2279.48</text:p>
          </table:table-cell>
          <table:table-cell office:value-type="float" office:value="86.63" calcext:value-type="float">
            <text:p>86.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5800018310547" calcext:value-type="float">
            <text:p>76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27346.6" calcext:value-type="float">
            <text:p>27346.6</text:p>
          </table:table-cell>
          <table:table-cell office:value-type="float" office:value="2264.31" calcext:value-type="float">
            <text:p>2264.31</text:p>
          </table:table-cell>
          <table:table-cell office:value-type="float" office:value="86.545" calcext:value-type="float">
            <text:p>86.5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870002746582" calcext:value-type="float">
            <text:p>7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28784.7" calcext:value-type="float">
            <text:p>28784.7</text:p>
          </table:table-cell>
          <table:table-cell office:value-type="float" office:value="2264.85" calcext:value-type="float">
            <text:p>2264.85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1" calcext:value-type="float">
            <text:p>203.1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1525.9" calcext:value-type="float">
            <text:p>21525.9</text:p>
          </table:table-cell>
          <table:table-cell office:value-type="float" office:value="2256.47" calcext:value-type="float">
            <text:p>2256.47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7508.2" calcext:value-type="float">
            <text:p>7508.2</text:p>
          </table:table-cell>
          <table:table-cell office:value-type="float" office:value="2272.92" calcext:value-type="float">
            <text:p>2272.92</text:p>
          </table:table-cell>
          <table:table-cell office:value-type="float" office:value="86.536" calcext:value-type="float">
            <text:p>86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7600021362305" calcext:value-type="float">
            <text:p>76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18782.7" calcext:value-type="float">
            <text:p>18782.7</text:p>
          </table:table-cell>
          <table:table-cell office:value-type="float" office:value="2241.69" calcext:value-type="float">
            <text:p>2241.6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9599990844727" calcext:value-type="float">
            <text:p>75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19495.7" calcext:value-type="float">
            <text:p>19495.7</text:p>
          </table:table-cell>
          <table:table-cell office:value-type="float" office:value="2242.26" calcext:value-type="float">
            <text:p>2242.26</text:p>
          </table:table-cell>
          <table:table-cell office:value-type="float" office:value="87.07" calcext:value-type="float">
            <text:p>87.0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1999969482422" calcext:value-type="float">
            <text:p>76.1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19743.2" calcext:value-type="float">
            <text:p>19743.2</text:p>
          </table:table-cell>
          <table:table-cell office:value-type="float" office:value="2248.03" calcext:value-type="float">
            <text:p>2248.03</text:p>
          </table:table-cell>
          <table:table-cell office:value-type="float" office:value="87.336" calcext:value-type="float">
            <text:p>87.3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100006103516" calcext:value-type="float">
            <text:p>74.6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18105.1" calcext:value-type="float">
            <text:p>18105.1</text:p>
          </table:table-cell>
          <table:table-cell office:value-type="float" office:value="2248.31" calcext:value-type="float">
            <text:p>2248.31</text:p>
          </table:table-cell>
          <table:table-cell office:value-type="float" office:value="87.58" calcext:value-type="float">
            <text:p>87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2900009155273" calcext:value-type="float">
            <text:p>74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19191.8" calcext:value-type="float">
            <text:p>19191.8</text:p>
          </table:table-cell>
          <table:table-cell office:value-type="float" office:value="2256.83" calcext:value-type="float">
            <text:p>2256.83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8" calcext:value-type="date">
            <text:p>2025-02-08</text:p>
          </table:table-cell>
          <table:table-cell office:value-type="float" office:value="13964.1" calcext:value-type="float">
            <text:p>13964.1</text:p>
          </table:table-cell>
          <table:table-cell office:value-type="float" office:value="2258.6" calcext:value-type="float">
            <text:p>2258.6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09" calcext:value-type="date">
            <text:p>2025-02-09</text:p>
          </table:table-cell>
          <table:table-cell office:value-type="float" office:value="6880.9" calcext:value-type="float">
            <text:p>6880.9</text:p>
          </table:table-cell>
          <table:table-cell office:value-type="float" office:value="2284.04" calcext:value-type="float">
            <text:p>2284.04</text:p>
          </table:table-cell>
          <table:table-cell office:value-type="float" office:value="87.627" calcext:value-type="float">
            <text:p>87.6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6600036621094" calcext:value-type="float">
            <text:p>74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18009.2" calcext:value-type="float">
            <text:p>18009.2</text:p>
          </table:table-cell>
          <table:table-cell office:value-type="float" office:value="2248.07" calcext:value-type="float">
            <text:p>2248.07</text:p>
          </table:table-cell>
          <table:table-cell office:value-type="float" office:value="87.469" calcext:value-type="float">
            <text:p>87.4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870002746582" calcext:value-type="float">
            <text:p>75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18924.1" calcext:value-type="float">
            <text:p>18924.1</text:p>
          </table:table-cell>
          <table:table-cell office:value-type="float" office:value="2219.32" calcext:value-type="float">
            <text:p>2219.32</text:p>
          </table:table-cell>
          <table:table-cell office:value-type="float" office:value="86.789" calcext:value-type="float">
            <text:p>86.7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13764.9" calcext:value-type="float">
            <text:p>13764.9</text:p>
          </table:table-cell>
          <table:table-cell office:value-type="float" office:value="2230" calcext:value-type="float">
            <text:p>223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1800003051758" calcext:value-type="float">
            <text:p>75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17011.1" calcext:value-type="float">
            <text:p>17011.1</text:p>
          </table:table-cell>
          <table:table-cell office:value-type="float" office:value="2244.57" calcext:value-type="float">
            <text:p>2244.57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0199966430664" calcext:value-type="float">
            <text:p>75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27856.2" calcext:value-type="float">
            <text:p>27856.2</text:p>
          </table:table-cell>
          <table:table-cell office:value-type="float" office:value="2258.64" calcext:value-type="float">
            <text:p>2258.64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5" calcext:value-type="date">
            <text:p>2025-02-15</text:p>
          </table:table-cell>
          <table:table-cell office:value-type="float" office:value="17655.4" calcext:value-type="float">
            <text:p>17655.4</text:p>
          </table:table-cell>
          <table:table-cell office:value-type="float" office:value="2261.13" calcext:value-type="float">
            <text:p>2261.13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6" calcext:value-type="date">
            <text:p>2025-02-16</text:p>
          </table:table-cell>
          <table:table-cell office:value-type="float" office:value="6239.6" calcext:value-type="float">
            <text:p>6239.6</text:p>
          </table:table-cell>
          <table:table-cell office:value-type="float" office:value="2237.09" calcext:value-type="float">
            <text:p>2237.09</text:p>
          </table:table-cell>
          <table:table-cell office:value-type="float" office:value="86.62" calcext:value-type="float">
            <text:p>86.6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7" calcext:value-type="date">
            <text:p>2025-02-17</text:p>
          </table:table-cell>
          <table:table-cell office:value-type="float" office:value="20544.9" calcext:value-type="float">
            <text:p>20544.9</text:p>
          </table:table-cell>
          <table:table-cell office:value-type="float" office:value="2244.37" calcext:value-type="float">
            <text:p>2244.37</text:p>
          </table:table-cell>
          <table:table-cell office:value-type="float" office:value="86.809" calcext:value-type="float">
            <text:p>86.8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19394.4" calcext:value-type="float">
            <text:p>19394.4</text:p>
          </table:table-cell>
          <table:table-cell office:value-type="float" office:value="2257.9" calcext:value-type="float">
            <text:p>2257.9</text:p>
          </table:table-cell>
          <table:table-cell office:value-type="float" office:value="86.867" calcext:value-type="float">
            <text:p>86.8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5.8399963378906" calcext:value-type="float">
            <text:p>75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17934.5" calcext:value-type="float">
            <text:p>17934.5</text:p>
          </table:table-cell>
          <table:table-cell office:value-type="float" office:value="2246.79" calcext:value-type="float">
            <text:p>2246.79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0400009155273" calcext:value-type="float">
            <text:p>76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17000.6" calcext:value-type="float">
            <text:p>17000.6</text:p>
          </table:table-cell>
          <table:table-cell office:value-type="float" office:value="2252.77" calcext:value-type="float">
            <text:p>2252.77</text:p>
          </table:table-cell>
          <table:table-cell office:value-type="float" office:value="86.561" calcext:value-type="float">
            <text:p>86.5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6.4800033569336" calcext:value-type="float">
            <text:p>76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23304.7" calcext:value-type="float">
            <text:p>23304.7</text:p>
          </table:table-cell>
          <table:table-cell office:value-type="float" office:value="2256.08" calcext:value-type="float">
            <text:p>2256.08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2" calcext:value-type="date">
            <text:p>2025-02-22</text:p>
          </table:table-cell>
          <table:table-cell office:value-type="float" office:value="15616.2" calcext:value-type="float">
            <text:p>15616.2</text:p>
          </table:table-cell>
          <table:table-cell office:value-type="float" office:value="2262.25" calcext:value-type="float">
            <text:p>2262.25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3" calcext:value-type="date">
            <text:p>2025-02-23</text:p>
          </table:table-cell>
          <table:table-cell office:value-type="float" office:value="5392.6" calcext:value-type="float">
            <text:p>5392.6</text:p>
          </table:table-cell>
          <table:table-cell office:value-type="float" office:value="2266.04" calcext:value-type="float">
            <text:p>2266.04</text:p>
          </table:table-cell>
          <table:table-cell office:value-type="float" office:value="86.572" calcext:value-type="float">
            <text:p>86.57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4300003051758" calcext:value-type="float">
            <text:p>74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14501.8" calcext:value-type="float">
            <text:p>14501.8</text:p>
          </table:table-cell>
          <table:table-cell office:value-type="float" office:value="2247.97" calcext:value-type="float">
            <text:p>2247.9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7799987792969" calcext:value-type="float">
            <text:p>7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13826.8" calcext:value-type="float">
            <text:p>13826.8</text:p>
          </table:table-cell>
          <table:table-cell office:value-type="float" office:value="2252.04" calcext:value-type="float">
            <text:p>2252.04</text:p>
          </table:table-cell>
          <table:table-cell office:value-type="float" office:value="87.13" calcext:value-type="float">
            <text:p>87.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3.0199966430664" calcext:value-type="float">
            <text:p>73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14072.8" calcext:value-type="float">
            <text:p>14072.8</text:p>
          </table:table-cell>
          <table:table-cell office:value-type="float" office:value="2261.59" calcext:value-type="float">
            <text:p>2261.59</text:p>
          </table:table-cell>
          <table:table-cell office:value-type="float" office:value="87.113" calcext:value-type="float">
            <text:p>87.1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2.5299987792969" calcext:value-type="float">
            <text:p>72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19675.1" calcext:value-type="float">
            <text:p>19675.1</text:p>
          </table:table-cell>
          <table:table-cell office:value-type="float" office:value="2267.19" calcext:value-type="float">
            <text:p>2267.19</text:p>
          </table:table-cell>
          <table:table-cell office:value-type="float" office:value="87.33" calcext:value-type="float">
            <text:p>87.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4.0400009155273" calcext:value-type="float">
            <text:p>74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80520.7" calcext:value-type="float">
            <text:p>80520.7</text:p>
          </table:table-cell>
          <table:table-cell office:value-type="float" office:value="2291.38" calcext:value-type="float">
            <text:p>2291.38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6" calcext:value-type="float">
            <text:p>203.6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8589.3" calcext:value-type="float">
            <text:p>8589.3</text:p>
          </table:table-cell>
          <table:table-cell office:value-type="float" office:value="2241.57" calcext:value-type="float">
            <text:p>2241.57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2" calcext:value-type="date">
            <text:p>2025-03-02</text:p>
          </table:table-cell>
          <table:table-cell office:value-type="float" office:value="3791.2" calcext:value-type="float">
            <text:p>3791.2</text:p>
          </table:table-cell>
          <table:table-cell office:value-type="float" office:value="2280.73" calcext:value-type="float">
            <text:p>2280.73</text:p>
          </table:table-cell>
          <table:table-cell office:value-type="float" office:value="87.466" calcext:value-type="float">
            <text:p>87.4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1800003051758" calcext:value-type="float">
            <text:p>73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8135.4" calcext:value-type="float">
            <text:p>8135.4</text:p>
          </table:table-cell>
          <table:table-cell office:value-type="float" office:value="2221.29" calcext:value-type="float">
            <text:p>2221.29</text:p>
          </table:table-cell>
          <table:table-cell office:value-type="float" office:value="87.26" calcext:value-type="float">
            <text:p>87.2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620002746582" calcext:value-type="float">
            <text:p>71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9208.5" calcext:value-type="float">
            <text:p>9208.5</text:p>
          </table:table-cell>
          <table:table-cell office:value-type="float" office:value="2243.38" calcext:value-type="float">
            <text:p>2243.38</text:p>
          </table:table-cell>
          <table:table-cell office:value-type="float" office:value="87.255" calcext:value-type="float">
            <text:p>87.2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0400009155273" calcext:value-type="float">
            <text:p>71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6954.9" calcext:value-type="float">
            <text:p>6954.9</text:p>
          </table:table-cell>
          <table:table-cell office:value-type="float" office:value="2221.49" calcext:value-type="float">
            <text:p>2221.49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3000030517578" calcext:value-type="float">
            <text:p>69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8153.6" calcext:value-type="float">
            <text:p>8153.6</text:p>
          </table:table-cell>
          <table:table-cell office:value-type="float" office:value="2231.76" calcext:value-type="float">
            <text:p>2231.76</text:p>
          </table:table-cell>
          <table:table-cell office:value-type="float" office:value="87.011" calcext:value-type="float">
            <text:p>87.01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4599990844727" calcext:value-type="float">
            <text:p>69.4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8972" calcext:value-type="float">
            <text:p>8972</text:p>
          </table:table-cell>
          <table:table-cell office:value-type="float" office:value="2218.85" calcext:value-type="float">
            <text:p>2218.85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7103.7" calcext:value-type="float">
            <text:p>7103.7</text:p>
          </table:table-cell>
          <table:table-cell office:value-type="float" office:value="2218.32" calcext:value-type="float">
            <text:p>2218.32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09" calcext:value-type="date">
            <text:p>2025-03-09</text:p>
          </table:table-cell>
          <table:table-cell office:value-type="float" office:value="3206.1" calcext:value-type="float">
            <text:p>3206.1</text:p>
          </table:table-cell>
          <table:table-cell office:value-type="float" office:value="2280.48" calcext:value-type="float">
            <text:p>2280.48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8907.1" calcext:value-type="float">
            <text:p>8907.1</text:p>
          </table:table-cell>
          <table:table-cell office:value-type="float" office:value="2210.61" calcext:value-type="float">
            <text:p>2210.61</text:p>
          </table:table-cell>
          <table:table-cell office:value-type="float" office:value="87.29" calcext:value-type="float">
            <text:p>87.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7606.5" calcext:value-type="float">
            <text:p>7606.5</text:p>
          </table:table-cell>
          <table:table-cell office:value-type="float" office:value="2229.96" calcext:value-type="float">
            <text:p>2229.96</text:p>
          </table:table-cell>
          <table:table-cell office:value-type="float" office:value="87.176" calcext:value-type="float">
            <text:p>87.1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5599975585938" calcext:value-type="float">
            <text:p>69.5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7569.2" calcext:value-type="float">
            <text:p>7569.2</text:p>
          </table:table-cell>
          <table:table-cell office:value-type="float" office:value="2224.93" calcext:value-type="float">
            <text:p>2224.93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9499969482422" calcext:value-type="float">
            <text:p>70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1579.5" calcext:value-type="float">
            <text:p>1579.5</text:p>
          </table:table-cell>
          <table:table-cell office:value-type="float" office:value="2101.45" calcext:value-type="float">
            <text:p>2101.45</text:p>
          </table:table-cell>
          <table:table-cell office:value-type="float" office:value="86.897" calcext:value-type="float">
            <text:p>86.8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69.879997253418" calcext:value-type="float">
            <text:p>69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953" calcext:value-type="float">
            <text:p>953</text:p>
          </table:table-cell>
          <table:table-cell office:value-type="float" office:value="2237.35" calcext:value-type="float">
            <text:p>2237.35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5" calcext:value-type="date">
            <text:p>2025-03-15</text:p>
          </table:table-cell>
          <table:table-cell office:value-type="float" office:value="4174.4" calcext:value-type="float">
            <text:p>4174.4</text:p>
          </table:table-cell>
          <table:table-cell office:value-type="float" office:value="2189.51" calcext:value-type="float">
            <text:p>2189.51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6" calcext:value-type="date">
            <text:p>2025-03-16</text:p>
          </table:table-cell>
          <table:table-cell office:value-type="float" office:value="2251.6" calcext:value-type="float">
            <text:p>2251.6</text:p>
          </table:table-cell>
          <table:table-cell office:value-type="float" office:value="2281.64" calcext:value-type="float">
            <text:p>2281.64</text:p>
          </table:table-cell>
          <table:table-cell office:value-type="float" office:value="86.941" calcext:value-type="float">
            <text:p>86.9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800018310547" calcext:value-type="float">
            <text:p>70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7" calcext:value-type="date">
            <text:p>2025-03-17</text:p>
          </table:table-cell>
          <table:table-cell office:value-type="float" office:value="6087.3" calcext:value-type="float">
            <text:p>6087.3</text:p>
          </table:table-cell>
          <table:table-cell office:value-type="float" office:value="2197.23" calcext:value-type="float">
            <text:p>2197.23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1.0699996948242" calcext:value-type="float">
            <text:p>71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6076.6" calcext:value-type="float">
            <text:p>6076.6</text:p>
          </table:table-cell>
          <table:table-cell office:value-type="float" office:value="2207.33" calcext:value-type="float">
            <text:p>2207.33</text:p>
          </table:table-cell>
          <table:table-cell office:value-type="float" office:value="86.51" calcext:value-type="float">
            <text:p>86.5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5599975585938" calcext:value-type="float">
            <text:p>70.5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6471.5" calcext:value-type="float">
            <text:p>6471.5</text:p>
          </table:table-cell>
          <table:table-cell office:value-type="float" office:value="2211.38" calcext:value-type="float">
            <text:p>2211.38</text:p>
          </table:table-cell>
          <table:table-cell office:value-type="float" office:value="86.31" calcext:value-type="float">
            <text:p>86.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0.7799987792969" calcext:value-type="float">
            <text:p>70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7007.7" calcext:value-type="float">
            <text:p>7007.7</text:p>
          </table:table-cell>
          <table:table-cell office:value-type="float" office:value="2218.33" calcext:value-type="float">
            <text:p>2218.3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11071.3" calcext:value-type="float">
            <text:p>11071.3</text:p>
          </table:table-cell>
          <table:table-cell office:value-type="float" office:value="2201.46" calcext:value-type="float">
            <text:p>2201.46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2" calcext:value-type="date">
            <text:p>2025-03-22</text:p>
          </table:table-cell>
          <table:table-cell office:value-type="float" office:value="6790.4" calcext:value-type="float">
            <text:p>6790.4</text:p>
          </table:table-cell>
          <table:table-cell office:value-type="float" office:value="2204.42" calcext:value-type="float">
            <text:p>2204.42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3" calcext:value-type="date">
            <text:p>2025-03-23</text:p>
          </table:table-cell>
          <table:table-cell office:value-type="float" office:value="2820.8" calcext:value-type="float">
            <text:p>2820.8</text:p>
          </table:table-cell>
          <table:table-cell office:value-type="float" office:value="2305.22" calcext:value-type="float">
            <text:p>2305.22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2.1600036621094" calcext:value-type="float">
            <text:p>72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4" calcext:value-type="date">
            <text:p>2025-03-24</text:p>
          </table:table-cell>
          <table:table-cell office:value-type="float" office:value="9301.5" calcext:value-type="float">
            <text:p>9301.5</text:p>
          </table:table-cell>
          <table:table-cell office:value-type="float" office:value="2214.76" calcext:value-type="float">
            <text:p>2214.76</text:p>
          </table:table-cell>
          <table:table-cell office:value-type="float" office:value="85.56" calcext:value-type="float">
            <text:p>85.5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8410.5" calcext:value-type="float">
            <text:p>8410.5</text:p>
          </table:table-cell>
          <table:table-cell office:value-type="float" office:value="2209.96" calcext:value-type="float">
            <text:p>2209.96</text:p>
          </table:table-cell>
          <table:table-cell office:value-type="float" office:value="85.583" calcext:value-type="float">
            <text:p>85.5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0199966430664" calcext:value-type="float">
            <text:p>73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8964" calcext:value-type="float">
            <text:p>8964</text:p>
          </table:table-cell>
          <table:table-cell office:value-type="float" office:value="2178.02" calcext:value-type="float">
            <text:p>2178.02</text:p>
          </table:table-cell>
          <table:table-cell office:value-type="float" office:value="85.625" calcext:value-type="float">
            <text:p>85.6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7900009155273" calcext:value-type="float">
            <text:p>73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9663.9" calcext:value-type="float">
            <text:p>9663.9</text:p>
          </table:table-cell>
          <table:table-cell office:value-type="float" office:value="2156.52" calcext:value-type="float">
            <text:p>2156.52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4.0299987792969" calcext:value-type="float">
            <text:p>74.0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13305.9" calcext:value-type="float">
            <text:p>13305.9</text:p>
          </table:table-cell>
          <table:table-cell office:value-type="float" office:value="2103.59" calcext:value-type="float">
            <text:p>2103.59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29" calcext:value-type="date">
            <text:p>2025-03-29</text:p>
          </table:table-cell>
          <table:table-cell office:value-type="float" office:value="7793" calcext:value-type="float">
            <text:p>7793</text:p>
          </table:table-cell>
          <table:table-cell office:value-type="float" office:value="2160.89" calcext:value-type="float">
            <text:p>2160.89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30" calcext:value-type="date">
            <text:p>2025-03-30</text:p>
          </table:table-cell>
          <table:table-cell office:value-type="float" office:value="1493.3" calcext:value-type="float">
            <text:p>1493.3</text:p>
          </table:table-cell>
          <table:table-cell office:value-type="float" office:value="2236.61" calcext:value-type="float">
            <text:p>2236.61</text:p>
          </table:table-cell>
          <table:table-cell office:value-type="float" office:value="85.534" calcext:value-type="float">
            <text:p>85.53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3.629997253418" calcext:value-type="float">
            <text:p>73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7261.8" calcext:value-type="float">
            <text:p>7261.8</text:p>
          </table:table-cell>
          <table:table-cell office:value-type="float" office:value="2152.5" calcext:value-type="float">
            <text:p>2152.5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3.2" calcext:value-type="float">
            <text:p>203.2</text:p>
          </table:table-cell>
          <table:table-cell office:value-type="float" office:value="74.7399978637695" calcext:value-type="float">
            <text:p>74.7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6561.4" calcext:value-type="float">
            <text:p>6561.4</text:p>
          </table:table-cell>
          <table:table-cell office:value-type="float" office:value="2171.93" calcext:value-type="float">
            <text:p>2171.93</text:p>
          </table:table-cell>
          <table:table-cell office:value-type="float" office:value="85.57" calcext:value-type="float">
            <text:p>85.5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4.4899978637695" calcext:value-type="float">
            <text:p>74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6168.7" calcext:value-type="float">
            <text:p>6168.7</text:p>
          </table:table-cell>
          <table:table-cell office:value-type="float" office:value="2152.86" calcext:value-type="float">
            <text:p>2152.86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4.9499969482422" calcext:value-type="float">
            <text:p>74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5784.9" calcext:value-type="float">
            <text:p>5784.9</text:p>
          </table:table-cell>
          <table:table-cell office:value-type="float" office:value="2128.78" calcext:value-type="float">
            <text:p>2128.78</text:p>
          </table:table-cell>
          <table:table-cell office:value-type="float" office:value="85.247" calcext:value-type="float">
            <text:p>85.24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399993896484" calcext:value-type="float">
            <text:p>70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6561.8" calcext:value-type="float">
            <text:p>6561.8</text:p>
          </table:table-cell>
          <table:table-cell office:value-type="float" office:value="2164.02" calcext:value-type="float">
            <text:p>2164.02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5" calcext:value-type="date">
            <text:p>2025-04-05</text:p>
          </table:table-cell>
          <table:table-cell office:value-type="float" office:value="5081.2" calcext:value-type="float">
            <text:p>5081.2</text:p>
          </table:table-cell>
          <table:table-cell office:value-type="float" office:value="2158.66" calcext:value-type="float">
            <text:p>2158.66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6" calcext:value-type="date">
            <text:p>2025-04-06</text:p>
          </table:table-cell>
          <table:table-cell office:value-type="float" office:value="1497.5" calcext:value-type="float">
            <text:p>1497.5</text:p>
          </table:table-cell>
          <table:table-cell office:value-type="float" office:value="2215.23" calcext:value-type="float">
            <text:p>2215.23</text:p>
          </table:table-cell>
          <table:table-cell office:value-type="float" office:value="85.502" calcext:value-type="float">
            <text:p>85.50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5800018310547" calcext:value-type="float">
            <text:p>65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4856.84" calcext:value-type="float">
            <text:p>4856.84</text:p>
          </table:table-cell>
          <table:table-cell office:value-type="float" office:value="2124.88" calcext:value-type="float">
            <text:p>2124.88</text:p>
          </table:table-cell>
          <table:table-cell office:value-type="float" office:value="85.854" calcext:value-type="float">
            <text:p>85.8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2099990844727" calcext:value-type="float">
            <text:p>64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4905.1" calcext:value-type="float">
            <text:p>4905.1</text:p>
          </table:table-cell>
          <table:table-cell office:value-type="float" office:value="2177.19" calcext:value-type="float">
            <text:p>2177.19</text:p>
          </table:table-cell>
          <table:table-cell office:value-type="float" office:value="86.24" calcext:value-type="float">
            <text:p>86.2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2.8199996948242" calcext:value-type="float">
            <text:p>62.8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6242" calcext:value-type="float">
            <text:p>6242</text:p>
          </table:table-cell>
          <table:table-cell office:value-type="float" office:value="2253.99" calcext:value-type="float">
            <text:p>2253.99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4800033569336" calcext:value-type="float">
            <text:p>65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3795.56" calcext:value-type="float">
            <text:p>3795.56</text:p>
          </table:table-cell>
          <table:table-cell office:value-type="float" office:value="2185.73" calcext:value-type="float">
            <text:p>2185.73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3.3300018310547" calcext:value-type="float">
            <text:p>63.33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47.7" calcext:value-type="float">
            <text:p>5047.7</text:p>
          </table:table-cell>
          <table:table-cell office:value-type="float" office:value="2161.1" calcext:value-type="float">
            <text:p>2161.1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2" calcext:value-type="date">
            <text:p>2025-04-12</text:p>
          </table:table-cell>
          <table:table-cell office:value-type="float" office:value="2093.2" calcext:value-type="float">
            <text:p>2093.2</text:p>
          </table:table-cell>
          <table:table-cell office:value-type="float" office:value="2169.43" calcext:value-type="float">
            <text:p>2169.43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3" calcext:value-type="date">
            <text:p>2025-04-13</text:p>
          </table:table-cell>
          <table:table-cell office:value-type="float" office:value="1036.8" calcext:value-type="float">
            <text:p>1036.8</text:p>
          </table:table-cell>
          <table:table-cell office:value-type="float" office:value="2227.56" calcext:value-type="float">
            <text:p>2227.56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7600021362305" calcext:value-type="float">
            <text:p>64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3307.38" calcext:value-type="float">
            <text:p>3307.38</text:p>
          </table:table-cell>
          <table:table-cell office:value-type="float" office:value="2187.56" calcext:value-type="float">
            <text:p>2187.56</text:p>
          </table:table-cell>
          <table:table-cell office:value-type="float" office:value="86.021" calcext:value-type="float">
            <text:p>86.02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879997253418" calcext:value-type="float">
            <text:p>64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3527.56" calcext:value-type="float">
            <text:p>3527.56</text:p>
          </table:table-cell>
          <table:table-cell office:value-type="float" office:value="2182.35" calcext:value-type="float">
            <text:p>2182.35</text:p>
          </table:table-cell>
          <table:table-cell office:value-type="float" office:value="85.681" calcext:value-type="float">
            <text:p>85.6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6699981689453" calcext:value-type="float">
            <text:p>64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3498.4" calcext:value-type="float">
            <text:p>3498.4</text:p>
          </table:table-cell>
          <table:table-cell office:value-type="float" office:value="2180.28" calcext:value-type="float">
            <text:p>2180.28</text:p>
          </table:table-cell>
          <table:table-cell office:value-type="float" office:value="85.587" calcext:value-type="float">
            <text:p>85.5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3038.6" calcext:value-type="float">
            <text:p>3038.6</text:p>
          </table:table-cell>
          <table:table-cell office:value-type="float" office:value="2167.84" calcext:value-type="float">
            <text:p>2167.84</text:p>
          </table:table-cell>
          <table:table-cell office:value-type="float" office:value="85.38" calcext:value-type="float">
            <text:p>85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8" calcext:value-type="date">
            <text:p>2025-04-18</text:p>
          </table:table-cell>
          <table:table-cell office:value-type="float" office:value="4223.4" calcext:value-type="float">
            <text:p>4223.4</text:p>
          </table:table-cell>
          <table:table-cell office:value-type="float" office:value="2190.16" calcext:value-type="float">
            <text:p>2190.16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19" calcext:value-type="date">
            <text:p>2025-04-19</text:p>
          </table:table-cell>
          <table:table-cell office:value-type="float" office:value="2988.66" calcext:value-type="float">
            <text:p>2988.66</text:p>
          </table:table-cell>
          <table:table-cell office:value-type="float" office:value="2173.92" calcext:value-type="float">
            <text:p>2173.92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460.3" calcext:value-type="float">
            <text:p>1460.3</text:p>
          </table:table-cell>
          <table:table-cell office:value-type="float" office:value="2243.86" calcext:value-type="float">
            <text:p>2243.86</text:p>
          </table:table-cell>
          <table:table-cell office:value-type="float" office:value="85.429" calcext:value-type="float">
            <text:p>85.42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9599990844727" calcext:value-type="float">
            <text:p>67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1" calcext:value-type="date">
            <text:p>2025-04-21</text:p>
          </table:table-cell>
          <table:table-cell office:value-type="float" office:value="3317.02" calcext:value-type="float">
            <text:p>3317.02</text:p>
          </table:table-cell>
          <table:table-cell office:value-type="float" office:value="2162.41" calcext:value-type="float">
            <text:p>2162.41</text:p>
          </table:table-cell>
          <table:table-cell office:value-type="float" office:value="85.17" calcext:value-type="float">
            <text:p>85.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2600021362305" calcext:value-type="float">
            <text:p>66.2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3099.4" calcext:value-type="float">
            <text:p>3099.4</text:p>
          </table:table-cell>
          <table:table-cell office:value-type="float" office:value="2161.42" calcext:value-type="float">
            <text:p>2161.42</text:p>
          </table:table-cell>
          <table:table-cell office:value-type="float" office:value="85.18" calcext:value-type="float">
            <text:p>85.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2974.8" calcext:value-type="float">
            <text:p>2974.8</text:p>
          </table:table-cell>
          <table:table-cell office:value-type="float" office:value="2142.62" calcext:value-type="float">
            <text:p>2142.62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120002746582" calcext:value-type="float">
            <text:p>66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2950.2" calcext:value-type="float">
            <text:p>2950.2</text:p>
          </table:table-cell>
          <table:table-cell office:value-type="float" office:value="2157.34" calcext:value-type="float">
            <text:p>2157.34</text:p>
          </table:table-cell>
          <table:table-cell office:value-type="float" office:value="85.326" calcext:value-type="float">
            <text:p>85.32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5500030517578" calcext:value-type="float">
            <text:p>66.5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8058.8" calcext:value-type="float">
            <text:p>8058.8</text:p>
          </table:table-cell>
          <table:table-cell office:value-type="float" office:value="2247.92" calcext:value-type="float">
            <text:p>2247.92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6" calcext:value-type="date">
            <text:p>2025-04-26</text:p>
          </table:table-cell>
          <table:table-cell office:value-type="float" office:value="3515.9" calcext:value-type="float">
            <text:p>3515.9</text:p>
          </table:table-cell>
          <table:table-cell office:value-type="float" office:value="2137.08" calcext:value-type="float">
            <text:p>2137.08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7" calcext:value-type="date">
            <text:p>2025-04-27</text:p>
          </table:table-cell>
          <table:table-cell office:value-type="float" office:value="1342.7" calcext:value-type="float">
            <text:p>1342.7</text:p>
          </table:table-cell>
          <table:table-cell office:value-type="float" office:value="2239.29" calcext:value-type="float">
            <text:p>2239.29</text:p>
          </table:table-cell>
          <table:table-cell office:value-type="float" office:value="85.385" calcext:value-type="float">
            <text:p>85.3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2512.7" calcext:value-type="float">
            <text:p>2512.7</text:p>
          </table:table-cell>
          <table:table-cell office:value-type="float" office:value="2166.14" calcext:value-type="float">
            <text:p>2166.14</text:p>
          </table:table-cell>
          <table:table-cell office:value-type="float" office:value="85.163" calcext:value-type="float">
            <text:p>85.1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5.8600006103516" calcext:value-type="float">
            <text:p>65.8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2758.04" calcext:value-type="float">
            <text:p>2758.04</text:p>
          </table:table-cell>
          <table:table-cell office:value-type="float" office:value="2155.5" calcext:value-type="float">
            <text:p>2155.5</text:p>
          </table:table-cell>
          <table:table-cell office:value-type="float" office:value="85.155" calcext:value-type="float">
            <text:p>85.1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3137.1" calcext:value-type="float">
            <text:p>3137.1</text:p>
          </table:table-cell>
          <table:table-cell office:value-type="float" office:value="2142.03" calcext:value-type="float">
            <text:p>2142.03</text:p>
          </table:table-cell>
          <table:table-cell office:value-type="float" office:value="84.599" calcext:value-type="float">
            <text:p>84.59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3.1199989318848" calcext:value-type="float">
            <text:p>63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2698.59" calcext:value-type="float">
            <text:p>2698.59</text:p>
          </table:table-cell>
          <table:table-cell office:value-type="float" office:value="2157.41" calcext:value-type="float">
            <text:p>2157.41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1300010681152" calcext:value-type="float">
            <text:p>62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3488.8" calcext:value-type="float">
            <text:p>3488.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2761.65" calcext:value-type="float">
            <text:p>2761.65</text:p>
          </table:table-cell>
          <table:table-cell office:value-type="float" office:value="2143.79" calcext:value-type="float">
            <text:p>2143.79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4" calcext:value-type="date">
            <text:p>2025-05-04</text:p>
          </table:table-cell>
          <table:table-cell office:value-type="float" office:value="1220.9" calcext:value-type="float">
            <text:p>1220.9</text:p>
          </table:table-cell>
          <table:table-cell office:value-type="float" office:value="2248.97" calcext:value-type="float">
            <text:p>2248.97</text:p>
          </table:table-cell>
          <table:table-cell office:value-type="float" office:value="84.527" calcext:value-type="float">
            <text:p>84.52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5" calcext:value-type="date">
            <text:p>2025-05-05</text:p>
          </table:table-cell>
          <table:table-cell office:value-type="float" office:value="2569.4" calcext:value-type="float">
            <text:p>2569.4</text:p>
          </table:table-cell>
          <table:table-cell office:value-type="float" office:value="2157.34" calcext:value-type="float">
            <text:p>2157.34</text:p>
          </table:table-cell>
          <table:table-cell office:value-type="float" office:value="84.295" calcext:value-type="float">
            <text:p>84.2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0.2299995422363" calcext:value-type="float">
            <text:p>60.2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2349.2" calcext:value-type="float">
            <text:p>2349.2</text:p>
          </table:table-cell>
          <table:table-cell office:value-type="float" office:value="2190.65" calcext:value-type="float">
            <text:p>2190.65</text:p>
          </table:table-cell>
          <table:table-cell office:value-type="float" office:value="84.305" calcext:value-type="float">
            <text:p>84.30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1500015258789" calcext:value-type="float">
            <text:p>62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2262.7" calcext:value-type="float">
            <text:p>2262.7</text:p>
          </table:table-cell>
          <table:table-cell office:value-type="float" office:value="2171.74" calcext:value-type="float">
            <text:p>2171.74</text:p>
          </table:table-cell>
          <table:table-cell office:value-type="float" office:value="84.721" calcext:value-type="float">
            <text:p>84.72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2632.4" calcext:value-type="float">
            <text:p>2632.4</text:p>
          </table:table-cell>
          <table:table-cell office:value-type="float" office:value="2153.47" calcext:value-type="float">
            <text:p>2153.47</text:p>
          </table:table-cell>
          <table:table-cell office:value-type="float" office:value="85.536" calcext:value-type="float">
            <text:p>85.53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2.8400001525879" calcext:value-type="float">
            <text:p>62.8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3373.5" calcext:value-type="float">
            <text:p>3373.5</text:p>
          </table:table-cell>
          <table:table-cell office:value-type="float" office:value="2196.17" calcext:value-type="float">
            <text:p>2196.17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0" calcext:value-type="date">
            <text:p>2025-05-10</text:p>
          </table:table-cell>
          <table:table-cell office:value-type="float" office:value="1619.7" calcext:value-type="float">
            <text:p>1619.7</text:p>
          </table:table-cell>
          <table:table-cell office:value-type="float" office:value="2136.54" calcext:value-type="float">
            <text:p>2136.54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1" calcext:value-type="date">
            <text:p>2025-05-11</text:p>
          </table:table-cell>
          <table:table-cell office:value-type="float" office:value="885.5" calcext:value-type="float">
            <text:p>885.5</text:p>
          </table:table-cell>
          <table:table-cell office:value-type="float" office:value="2331.82" calcext:value-type="float">
            <text:p>2331.82</text:p>
          </table:table-cell>
          <table:table-cell office:value-type="float" office:value="85.409" calcext:value-type="float">
            <text:p>85.4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99998474121" calcext:value-type="float">
            <text:p>63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2" calcext:value-type="date">
            <text:p>2025-05-12</text:p>
          </table:table-cell>
          <table:table-cell office:value-type="float" office:value="2261.4" calcext:value-type="float">
            <text:p>2261.4</text:p>
          </table:table-cell>
          <table:table-cell office:value-type="float" office:value="2192.16" calcext:value-type="float">
            <text:p>2192.16</text:p>
          </table:table-cell>
          <table:table-cell office:value-type="float" office:value="84.885" calcext:value-type="float">
            <text:p>84.8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599990844727" calcext:value-type="float">
            <text:p>64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2349.12" calcext:value-type="float">
            <text:p>2349.12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85.275" calcext:value-type="float">
            <text:p>85.27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6.629997253418" calcext:value-type="float">
            <text:p>66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2667.4" calcext:value-type="float">
            <text:p>2667.4</text:p>
          </table:table-cell>
          <table:table-cell office:value-type="float" office:value="2141.99" calcext:value-type="float">
            <text:p>2141.99</text:p>
          </table:table-cell>
          <table:table-cell office:value-type="float" office:value="85.395" calcext:value-type="float">
            <text:p>85.3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6.0899963378906" calcext:value-type="float">
            <text:p>66.0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2853.8" calcext:value-type="float">
            <text:p>2853.8</text:p>
          </table:table-cell>
          <table:table-cell office:value-type="float" office:value="2175.34" calcext:value-type="float">
            <text:p>2175.34</text:p>
          </table:table-cell>
          <table:table-cell office:value-type="float" office:value="85.546" calcext:value-type="float">
            <text:p>85.5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2745.8" calcext:value-type="float">
            <text:p>2745.8</text:p>
          </table:table-cell>
          <table:table-cell office:value-type="float" office:value="2161.46" calcext:value-type="float">
            <text:p>2161.46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2321.36" calcext:value-type="float">
            <text:p>2321.36</text:p>
          </table:table-cell>
          <table:table-cell office:value-type="float" office:value="2153.98" calcext:value-type="float">
            <text:p>2153.98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8" calcext:value-type="date">
            <text:p>2025-05-18</text:p>
          </table:table-cell>
          <table:table-cell office:value-type="float" office:value="931" calcext:value-type="float">
            <text:p>931</text:p>
          </table:table-cell>
          <table:table-cell office:value-type="float" office:value="2317.68" calcext:value-type="float">
            <text:p>2317.68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4100036621094" calcext:value-type="float">
            <text:p>65.4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19" calcext:value-type="date">
            <text:p>2025-05-19</text:p>
          </table:table-cell>
          <table:table-cell office:value-type="float" office:value="2344.5" calcext:value-type="float">
            <text:p>2344.5</text:p>
          </table:table-cell>
          <table:table-cell office:value-type="float" office:value="2169.4" calcext:value-type="float">
            <text:p>2169.4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5400009155273" calcext:value-type="float">
            <text:p>65.5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3135.2" calcext:value-type="float">
            <text:p>3135.2</text:p>
          </table:table-cell>
          <table:table-cell office:value-type="float" office:value="2212.76" calcext:value-type="float">
            <text:p>2212.76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5.379997253418" calcext:value-type="float">
            <text:p>65.3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043.9" calcext:value-type="float">
            <text:p>2043.9</text:p>
          </table:table-cell>
          <table:table-cell office:value-type="float" office:value="2168.58" calcext:value-type="float">
            <text:p>2168.58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100036621094" calcext:value-type="float">
            <text:p>64.91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2735.6" calcext:value-type="float">
            <text:p>2735.6</text:p>
          </table:table-cell>
          <table:table-cell office:value-type="float" office:value="2183.88" calcext:value-type="float">
            <text:p>2183.88</text:p>
          </table:table-cell>
          <table:table-cell office:value-type="float" office:value="85.995" calcext:value-type="float">
            <text:p>85.9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4400024414063" calcext:value-type="float">
            <text:p>64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3677.7" calcext:value-type="float">
            <text:p>3677.7</text:p>
          </table:table-cell>
          <table:table-cell office:value-type="float" office:value="2250.43" calcext:value-type="float">
            <text:p>2250.4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4" calcext:value-type="date">
            <text:p>2025-05-24</text:p>
          </table:table-cell>
          <table:table-cell office:value-type="float" office:value="3117.23" calcext:value-type="float">
            <text:p>3117.23</text:p>
          </table:table-cell>
          <table:table-cell office:value-type="float" office:value="2185.87" calcext:value-type="float">
            <text:p>2185.87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5" calcext:value-type="date">
            <text:p>2025-05-25</text:p>
          </table:table-cell>
          <table:table-cell office:value-type="float" office:value="1441.9" calcext:value-type="float">
            <text:p>1441.9</text:p>
          </table:table-cell>
          <table:table-cell office:value-type="float" office:value="2307.55" calcext:value-type="float">
            <text:p>2307.5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6" calcext:value-type="date">
            <text:p>2025-05-26</text:p>
          </table:table-cell>
          <table:table-cell office:value-type="float" office:value="3051.4" calcext:value-type="float">
            <text:p>3051.4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85.088" calcext:value-type="float">
            <text:p>85.08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7799987792969" calcext:value-type="float">
            <text:p>64.7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2321.2" calcext:value-type="float">
            <text:p>2321.2</text:p>
          </table:table-cell>
          <table:table-cell office:value-type="float" office:value="2170.35" calcext:value-type="float">
            <text:p>2170.35</text:p>
          </table:table-cell>
          <table:table-cell office:value-type="float" office:value="85.33" calcext:value-type="float">
            <text:p>85.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0899963378906" calcext:value-type="float">
            <text:p>64.0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2558.23" calcext:value-type="float">
            <text:p>2558.23</text:p>
          </table:table-cell>
          <table:table-cell office:value-type="float" office:value="2207.19" calcext:value-type="float">
            <text:p>2207.19</text:p>
          </table:table-cell>
          <table:table-cell office:value-type="float" office:value="85.414" calcext:value-type="float">
            <text:p>85.41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9000015258789" calcext:value-type="float">
            <text:p>64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2034.4" calcext:value-type="float">
            <text:p>2034.4</text:p>
          </table:table-cell>
          <table:table-cell office:value-type="float" office:value="2211.56" calcext:value-type="float">
            <text:p>2211.56</text:p>
          </table:table-cell>
          <table:table-cell office:value-type="float" office:value="85.419" calcext:value-type="float">
            <text:p>85.41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4.1500015258789" calcext:value-type="float">
            <text:p>64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2628.7" calcext:value-type="float">
            <text:p>2628.7</text:p>
          </table:table-cell>
          <table:table-cell office:value-type="float" office:value="2183.43" calcext:value-type="float">
            <text:p>2183.43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5-31" calcext:value-type="date">
            <text:p>2025-05-31</text:p>
          </table:table-cell>
          <table:table-cell office:value-type="float" office:value="1821.9" calcext:value-type="float">
            <text:p>1821.9</text:p>
          </table:table-cell>
          <table:table-cell office:value-type="float" office:value="2151.62" calcext:value-type="float">
            <text:p>2151.62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6" calcext:value-type="float">
            <text:p>199.6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998.5" calcext:value-type="float">
            <text:p>998.5</text:p>
          </table:table-cell>
          <table:table-cell office:value-type="float" office:value="2333.18" calcext:value-type="float">
            <text:p>2333.18</text:p>
          </table:table-cell>
          <table:table-cell office:value-type="float" office:value="85.525" calcext:value-type="float">
            <text:p>85.5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3.9000015258789" calcext:value-type="float">
            <text:p>63.9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2" calcext:value-type="date">
            <text:p>2025-06-02</text:p>
          </table:table-cell>
          <table:table-cell office:value-type="float" office:value="1651" calcext:value-type="float">
            <text:p>1651</text:p>
          </table:table-cell>
          <table:table-cell office:value-type="float" office:value="2168.05" calcext:value-type="float">
            <text:p>2168.05</text:p>
          </table:table-cell>
          <table:table-cell office:value-type="float" office:value="85.354" calcext:value-type="float">
            <text:p>85.3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4.629997253418" calcext:value-type="float">
            <text:p>64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1805.6" calcext:value-type="float">
            <text:p>1805.6</text:p>
          </table:table-cell>
          <table:table-cell office:value-type="float" office:value="2157.79" calcext:value-type="float">
            <text:p>2157.79</text:p>
          </table:table-cell>
          <table:table-cell office:value-type="float" office:value="85.709" calcext:value-type="float">
            <text:p>85.70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5.629997253418" calcext:value-type="float">
            <text:p>65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906.5" calcext:value-type="float">
            <text:p>1906.5</text:p>
          </table:table-cell>
          <table:table-cell office:value-type="float" office:value="2174.61" calcext:value-type="float">
            <text:p>2174.61</text:p>
          </table:table-cell>
          <table:table-cell office:value-type="float" office:value="85.875" calcext:value-type="float">
            <text:p>85.87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4.8600006103516" calcext:value-type="float">
            <text:p>64.8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1189.18" calcext:value-type="float">
            <text:p>1189.18</text:p>
          </table:table-cell>
          <table:table-cell office:value-type="float" office:value="2209.05" calcext:value-type="float">
            <text:p>2209.05</text:p>
          </table:table-cell>
          <table:table-cell office:value-type="float" office:value="85.835" calcext:value-type="float">
            <text:p>85.8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5.3399963378906" calcext:value-type="float">
            <text:p>65.3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2064.7" calcext:value-type="float">
            <text:p>2064.7</text:p>
          </table:table-cell>
          <table:table-cell office:value-type="float" office:value="2191.47" calcext:value-type="float">
            <text:p>2191.47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7" calcext:value-type="date">
            <text:p>2025-06-07</text:p>
          </table:table-cell>
          <table:table-cell office:value-type="float" office:value="1480.7" calcext:value-type="float">
            <text:p>1480.7</text:p>
          </table:table-cell>
          <table:table-cell office:value-type="float" office:value="2188.33" calcext:value-type="float">
            <text:p>2188.33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8" calcext:value-type="date">
            <text:p>2025-06-08</text:p>
          </table:table-cell>
          <table:table-cell office:value-type="float" office:value="700.73" calcext:value-type="float">
            <text:p>700.73</text:p>
          </table:table-cell>
          <table:table-cell office:value-type="float" office:value="2290.85" calcext:value-type="float">
            <text:p>2290.85</text:p>
          </table:table-cell>
          <table:table-cell office:value-type="float" office:value="85.786" calcext:value-type="float">
            <text:p>85.78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4700012207031" calcext:value-type="float">
            <text:p>66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09" calcext:value-type="date">
            <text:p>2025-06-09</text:p>
          </table:table-cell>
          <table:table-cell office:value-type="float" office:value="2229.9" calcext:value-type="float">
            <text:p>2229.9</text:p>
          </table:table-cell>
          <table:table-cell office:value-type="float" office:value="2138.51" calcext:value-type="float">
            <text:p>2138.51</text:p>
          </table:table-cell>
          <table:table-cell office:value-type="float" office:value="85.67" calcext:value-type="float">
            <text:p>85.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0400009155273" calcext:value-type="float">
            <text:p>67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2320.6" calcext:value-type="float">
            <text:p>2320.6</text:p>
          </table:table-cell>
          <table:table-cell office:value-type="float" office:value="2193.53" calcext:value-type="float">
            <text:p>2193.53</text:p>
          </table:table-cell>
          <table:table-cell office:value-type="float" office:value="85.596" calcext:value-type="float">
            <text:p>85.59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6.870002746582" calcext:value-type="float">
            <text:p>66.8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1792.8" calcext:value-type="float">
            <text:p>1792.8</text:p>
          </table:table-cell>
          <table:table-cell office:value-type="float" office:value="2179.63" calcext:value-type="float">
            <text:p>2179.63</text:p>
          </table:table-cell>
          <table:table-cell office:value-type="float" office:value="85.468" calcext:value-type="float">
            <text:p>85.4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9.7699966430664" calcext:value-type="float">
            <text:p>69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1724" calcext:value-type="float">
            <text:p>1724</text:p>
          </table:table-cell>
          <table:table-cell office:value-type="float" office:value="2205.36" calcext:value-type="float">
            <text:p>2205.36</text:p>
          </table:table-cell>
          <table:table-cell office:value-type="float" office:value="85.581" calcext:value-type="float">
            <text:p>85.5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9.3600006103516" calcext:value-type="float">
            <text:p>69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2149.2" calcext:value-type="float">
            <text:p>2149.2</text:p>
          </table:table-cell>
          <table:table-cell office:value-type="float" office:value="2157.1" calcext:value-type="float">
            <text:p>2157.1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4" calcext:value-type="date">
            <text:p>2025-06-14</text:p>
          </table:table-cell>
          <table:table-cell office:value-type="float" office:value="1343.2" calcext:value-type="float">
            <text:p>1343.2</text:p>
          </table:table-cell>
          <table:table-cell office:value-type="float" office:value="2127.87" calcext:value-type="float">
            <text:p>2127.87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5" calcext:value-type="date">
            <text:p>2025-06-15</text:p>
          </table:table-cell>
          <table:table-cell office:value-type="float" office:value="935.6" calcext:value-type="float">
            <text:p>935.6</text:p>
          </table:table-cell>
          <table:table-cell office:value-type="float" office:value="2287.84" calcext:value-type="float">
            <text:p>2287.84</text:p>
          </table:table-cell>
          <table:table-cell office:value-type="float" office:value="86.108" calcext:value-type="float">
            <text:p>86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4.2300033569336" calcext:value-type="float">
            <text:p>74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6" calcext:value-type="date">
            <text:p>2025-06-16</text:p>
          </table:table-cell>
          <table:table-cell office:value-type="float" office:value="2005.8" calcext:value-type="float">
            <text:p>2005.8</text:p>
          </table:table-cell>
          <table:table-cell office:value-type="float" office:value="2140" calcext:value-type="float">
            <text:p>2140</text:p>
          </table:table-cell>
          <table:table-cell office:value-type="float" office:value="85.846" calcext:value-type="float">
            <text:p>85.8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3.2300033569336" calcext:value-type="float">
            <text:p>73.2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2509.8" calcext:value-type="float">
            <text:p>2509.8</text:p>
          </table:table-cell>
          <table:table-cell office:value-type="float" office:value="2184.52" calcext:value-type="float">
            <text:p>2184.52</text:p>
          </table:table-cell>
          <table:table-cell office:value-type="float" office:value="86.318" calcext:value-type="float">
            <text:p>86.3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4499969482422" calcext:value-type="float">
            <text:p>76.4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2246.2" calcext:value-type="float">
            <text:p>2246.2</text:p>
          </table:table-cell>
          <table:table-cell office:value-type="float" office:value="2182.88" calcext:value-type="float">
            <text:p>2182.88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6999969482422" calcext:value-type="float">
            <text:p>76.6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19" calcext:value-type="date">
            <text:p>2025-06-19</text:p>
          </table:table-cell>
          <table:table-cell office:value-type="float" office:value="2793.9" calcext:value-type="float">
            <text:p>2793.9</text:p>
          </table:table-cell>
          <table:table-cell office:value-type="float" office:value="2203.12" calcext:value-type="float">
            <text:p>2203.12</text:p>
          </table:table-cell>
          <table:table-cell office:value-type="float" office:value="86.84" calcext:value-type="float">
            <text:p>86.8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6.6999969482422" calcext:value-type="float">
            <text:p>76.6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2450.3" calcext:value-type="float">
            <text:p>2450.3</text:p>
          </table:table-cell>
          <table:table-cell office:value-type="float" office:value="2186.37" calcext:value-type="float">
            <text:p>2186.37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1" calcext:value-type="date">
            <text:p>2025-06-21</text:p>
          </table:table-cell>
          <table:table-cell office:value-type="float" office:value="2320.4" calcext:value-type="float">
            <text:p>2320.4</text:p>
          </table:table-cell>
          <table:table-cell office:value-type="float" office:value="2195.59" calcext:value-type="float">
            <text:p>2195.59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2" calcext:value-type="date">
            <text:p>2025-06-22</text:p>
          </table:table-cell>
          <table:table-cell office:value-type="float" office:value="1133.8" calcext:value-type="float">
            <text:p>1133.8</text:p>
          </table:table-cell>
          <table:table-cell office:value-type="float" office:value="2308.79" calcext:value-type="float">
            <text:p>2308.79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7.0100021362305" calcext:value-type="float">
            <text:p>77.0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3" calcext:value-type="date">
            <text:p>2025-06-23</text:p>
          </table:table-cell>
          <table:table-cell office:value-type="float" office:value="2463.8" calcext:value-type="float">
            <text:p>2463.8</text:p>
          </table:table-cell>
          <table:table-cell office:value-type="float" office:value="2188.87" calcext:value-type="float">
            <text:p>2188.87</text:p>
          </table:table-cell>
          <table:table-cell office:value-type="float" office:value="86.58" calcext:value-type="float">
            <text:p>86.5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71.4800033569336" calcext:value-type="float">
            <text:p>71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2976.5" calcext:value-type="float">
            <text:p>2976.5</text:p>
          </table:table-cell>
          <table:table-cell office:value-type="float" office:value="2151.96" calcext:value-type="float">
            <text:p>2151.96</text:p>
          </table:table-cell>
          <table:table-cell office:value-type="float" office:value="85.944" calcext:value-type="float">
            <text:p>85.94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1399993896484" calcext:value-type="float">
            <text:p>67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2858.6" calcext:value-type="float">
            <text:p>2858.6</text:p>
          </table:table-cell>
          <table:table-cell office:value-type="float" office:value="2143.59" calcext:value-type="float">
            <text:p>2143.59</text:p>
          </table:table-cell>
          <table:table-cell office:value-type="float" office:value="86.04" calcext:value-type="float">
            <text:p>86.0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6800003051758" calcext:value-type="float">
            <text:p>67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3005.5" calcext:value-type="float">
            <text:p>3005.5</text:p>
          </table:table-cell>
          <table:table-cell office:value-type="float" office:value="2125.85" calcext:value-type="float">
            <text:p>2125.85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4597.7" calcext:value-type="float">
            <text:p>4597.7</text:p>
          </table:table-cell>
          <table:table-cell office:value-type="float" office:value="2111.7" calcext:value-type="float">
            <text:p>2111.7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8" calcext:value-type="date">
            <text:p>2025-06-28</text:p>
          </table:table-cell>
          <table:table-cell office:value-type="float" office:value="4122.5" calcext:value-type="float">
            <text:p>4122.5</text:p>
          </table:table-cell>
          <table:table-cell office:value-type="float" office:value="2092.83" calcext:value-type="float">
            <text:p>2092.83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947.9" calcext:value-type="float">
            <text:p>947.9</text:p>
          </table:table-cell>
          <table:table-cell office:value-type="float" office:value="2271.71" calcext:value-type="float">
            <text:p>2271.71</text:p>
          </table:table-cell>
          <table:table-cell office:value-type="float" office:value="85.455" calcext:value-type="float">
            <text:p>85.45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7699966430664" calcext:value-type="float">
            <text:p>67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3314.1" calcext:value-type="float">
            <text:p>3314.1</text:p>
          </table:table-cell>
          <table:table-cell office:value-type="float" office:value="2084.43" calcext:value-type="float">
            <text:p>2084.43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199.9" calcext:value-type="float">
            <text:p>199.9</text:p>
          </table:table-cell>
          <table:table-cell office:value-type="float" office:value="67.6100006103516" calcext:value-type="float">
            <text:p>67.6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3846.8" calcext:value-type="float">
            <text:p>3846.8</text:p>
          </table:table-cell>
          <table:table-cell office:value-type="float" office:value="2042.79" calcext:value-type="float">
            <text:p>2042.79</text:p>
          </table:table-cell>
          <table:table-cell office:value-type="float" office:value="85.63" calcext:value-type="float">
            <text:p>85.6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7.1100006103516" calcext:value-type="float">
            <text:p>67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2781.7" calcext:value-type="float">
            <text:p>2781.7</text:p>
          </table:table-cell>
          <table:table-cell office:value-type="float" office:value="2095.38" calcext:value-type="float">
            <text:p>2095.38</text:p>
          </table:table-cell>
          <table:table-cell office:value-type="float" office:value="85.625" calcext:value-type="float">
            <text:p>85.6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1100006103516" calcext:value-type="float">
            <text:p>69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2762" calcext:value-type="float">
            <text:p>2762</text:p>
          </table:table-cell>
          <table:table-cell office:value-type="float" office:value="2152.11" calcext:value-type="float">
            <text:p>2152.11</text:p>
          </table:table-cell>
          <table:table-cell office:value-type="float" office:value="85.433" calcext:value-type="float">
            <text:p>85.43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4" calcext:value-type="date">
            <text:p>2025-07-04</text:p>
          </table:table-cell>
          <table:table-cell office:value-type="float" office:value="3934.1" calcext:value-type="float">
            <text:p>3934.1</text:p>
          </table:table-cell>
          <table:table-cell office:value-type="float" office:value="2150.38" calcext:value-type="float">
            <text:p>2150.38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5" calcext:value-type="date">
            <text:p>2025-07-05</text:p>
          </table:table-cell>
          <table:table-cell office:value-type="float" office:value="3300.1" calcext:value-type="float">
            <text:p>3300.1</text:p>
          </table:table-cell>
          <table:table-cell office:value-type="float" office:value="2109.1" calcext:value-type="float">
            <text:p>2109.1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6" calcext:value-type="date">
            <text:p>2025-07-06</text:p>
          </table:table-cell>
          <table:table-cell office:value-type="float" office:value="799.5" calcext:value-type="float">
            <text:p>799.5</text:p>
          </table:table-cell>
          <table:table-cell office:value-type="float" office:value="2273.7" calcext:value-type="float">
            <text:p>2273.7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2900009155273" calcext:value-type="float">
            <text:p>68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2453.3" calcext:value-type="float">
            <text:p>2453.3</text:p>
          </table:table-cell>
          <table:table-cell office:value-type="float" office:value="2172.07" calcext:value-type="float">
            <text:p>2172.07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5800018310547" calcext:value-type="float">
            <text:p>69.58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3316.6" calcext:value-type="float">
            <text:p>3316.6</text:p>
          </table:table-cell>
          <table:table-cell office:value-type="float" office:value="2113.26" calcext:value-type="float">
            <text:p>2113.26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500015258789" calcext:value-type="float">
            <text:p>70.15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3587.6" calcext:value-type="float">
            <text:p>3587.6</text:p>
          </table:table-cell>
          <table:table-cell office:value-type="float" office:value="2135.36" calcext:value-type="float">
            <text:p>2135.36</text:p>
          </table:table-cell>
          <table:table-cell office:value-type="float" office:value="85.68" calcext:value-type="float">
            <text:p>85.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1900024414063" calcext:value-type="float">
            <text:p>70.1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2979.8" calcext:value-type="float">
            <text:p>2979.8</text:p>
          </table:table-cell>
          <table:table-cell office:value-type="float" office:value="2134.36" calcext:value-type="float">
            <text:p>2134.36</text:p>
          </table:table-cell>
          <table:table-cell office:value-type="float" office:value="85.749" calcext:value-type="float">
            <text:p>85.74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6399993896484" calcext:value-type="float">
            <text:p>68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4076.1" calcext:value-type="float">
            <text:p>4076.1</text:p>
          </table:table-cell>
          <table:table-cell office:value-type="float" office:value="2113.08" calcext:value-type="float">
            <text:p>2113.08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2" calcext:value-type="date">
            <text:p>2025-07-12</text:p>
          </table:table-cell>
          <table:table-cell office:value-type="float" office:value="3276.4" calcext:value-type="float">
            <text:p>3276.4</text:p>
          </table:table-cell>
          <table:table-cell office:value-type="float" office:value="2081.62" calcext:value-type="float">
            <text:p>2081.62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3" calcext:value-type="date">
            <text:p>2025-07-13</text:p>
          </table:table-cell>
          <table:table-cell office:value-type="float" office:value="858" calcext:value-type="float">
            <text:p>858</text:p>
          </table:table-cell>
          <table:table-cell office:value-type="float" office:value="2268.21" calcext:value-type="float">
            <text:p>2268.21</text:p>
          </table:table-cell>
          <table:table-cell office:value-type="float" office:value="85.825" calcext:value-type="float">
            <text:p>85.8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3600006103516" calcext:value-type="float">
            <text:p>70.36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4" calcext:value-type="date">
            <text:p>2025-07-14</text:p>
          </table:table-cell>
          <table:table-cell office:value-type="float" office:value="4793.7" calcext:value-type="float">
            <text:p>4793.7</text:p>
          </table:table-cell>
          <table:table-cell office:value-type="float" office:value="2038.74" calcext:value-type="float">
            <text:p>2038.74</text:p>
          </table:table-cell>
          <table:table-cell office:value-type="float" office:value="86.017" calcext:value-type="float">
            <text:p>86.01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099990844727" calcext:value-type="float">
            <text:p>69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5044.7" calcext:value-type="float">
            <text:p>5044.7</text:p>
          </table:table-cell>
          <table:table-cell office:value-type="float" office:value="2056.94" calcext:value-type="float">
            <text:p>2056.94</text:p>
          </table:table-cell>
          <table:table-cell office:value-type="float" office:value="85.991" calcext:value-type="float">
            <text:p>85.9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7099990844727" calcext:value-type="float">
            <text:p>68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5224.8" calcext:value-type="float">
            <text:p>5224.8</text:p>
          </table:table-cell>
          <table:table-cell office:value-type="float" office:value="2063.58" calcext:value-type="float">
            <text:p>2063.58</text:p>
          </table:table-cell>
          <table:table-cell office:value-type="float" office:value="85.885" calcext:value-type="float">
            <text:p>85.88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199966430664" calcext:value-type="float">
            <text:p>68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5391.7" calcext:value-type="float">
            <text:p>5391.7</text:p>
          </table:table-cell>
          <table:table-cell office:value-type="float" office:value="2022.85" calcext:value-type="float">
            <text:p>2022.85</text:p>
          </table:table-cell>
          <table:table-cell office:value-type="float" office:value="86.035" calcext:value-type="float">
            <text:p>86.0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5199966430664" calcext:value-type="float">
            <text:p>69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6873" calcext:value-type="float">
            <text:p>6873</text:p>
          </table:table-cell>
          <table:table-cell office:value-type="float" office:value="2050.73" calcext:value-type="float">
            <text:p>2050.73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19" calcext:value-type="date">
            <text:p>2025-07-19</text:p>
          </table:table-cell>
          <table:table-cell office:value-type="float" office:value="5613.9" calcext:value-type="float">
            <text:p>5613.9</text:p>
          </table:table-cell>
          <table:table-cell office:value-type="float" office:value="1979.34" calcext:value-type="float">
            <text:p>1979.34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0" calcext:value-type="date">
            <text:p>2025-07-20</text:p>
          </table:table-cell>
          <table:table-cell office:value-type="float" office:value="815.5" calcext:value-type="float">
            <text:p>815.5</text:p>
          </table:table-cell>
          <table:table-cell office:value-type="float" office:value="2273.42" calcext:value-type="float">
            <text:p>2273.42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799987792969" calcext:value-type="float">
            <text:p>69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84.7" calcext:value-type="float">
            <text:p>5584.7</text:p>
          </table:table-cell>
          <table:table-cell office:value-type="float" office:value="2013.64" calcext:value-type="float">
            <text:p>2013.64</text:p>
          </table:table-cell>
          <table:table-cell office:value-type="float" office:value="86.195" calcext:value-type="float">
            <text:p>86.19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2099990844727" calcext:value-type="float">
            <text:p>69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5072.6" calcext:value-type="float">
            <text:p>5072.6</text:p>
          </table:table-cell>
          <table:table-cell office:value-type="float" office:value="2077.41" calcext:value-type="float">
            <text:p>2077.41</text:p>
          </table:table-cell>
          <table:table-cell office:value-type="float" office:value="86.322" calcext:value-type="float">
            <text:p>86.32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899963378906" calcext:value-type="float">
            <text:p>68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2368.31" calcext:value-type="float">
            <text:p>2368.31</text:p>
          </table:table-cell>
          <table:table-cell office:value-type="float" office:value="2094.57" calcext:value-type="float">
            <text:p>2094.57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5100021362305" calcext:value-type="float">
            <text:p>68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4623.9" calcext:value-type="float">
            <text:p>4623.9</text:p>
          </table:table-cell>
          <table:table-cell office:value-type="float" office:value="2068.71" calcext:value-type="float">
            <text:p>2068.71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9.1800003051758" calcext:value-type="float">
            <text:p>69.1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5423.9" calcext:value-type="float">
            <text:p>5423.9</text:p>
          </table:table-cell>
          <table:table-cell office:value-type="float" office:value="2114.13" calcext:value-type="float">
            <text:p>2114.13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3704.1" calcext:value-type="float">
            <text:p>3704.1</text:p>
          </table:table-cell>
          <table:table-cell office:value-type="float" office:value="2085.08" calcext:value-type="float">
            <text:p>2085.08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7" calcext:value-type="date">
            <text:p>2025-07-27</text:p>
          </table:table-cell>
          <table:table-cell office:value-type="float" office:value="1160" calcext:value-type="float">
            <text:p>1160</text:p>
          </table:table-cell>
          <table:table-cell office:value-type="float" office:value="2238.84" calcext:value-type="float">
            <text:p>2238.84</text:p>
          </table:table-cell>
          <table:table-cell office:value-type="float" office:value="86.503" calcext:value-type="float">
            <text:p>86.5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68.4400024414063" calcext:value-type="float">
            <text:p>68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8" calcext:value-type="date">
            <text:p>2025-07-28</text:p>
          </table:table-cell>
          <table:table-cell office:value-type="float" office:value="3974.4" calcext:value-type="float">
            <text:p>3974.4</text:p>
          </table:table-cell>
          <table:table-cell office:value-type="float" office:value="2069.58" calcext:value-type="float">
            <text:p>2069.58</text:p>
          </table:table-cell>
          <table:table-cell office:value-type="float" office:value="86.697" calcext:value-type="float">
            <text:p>86.69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0.0400009155273" calcext:value-type="float">
            <text:p>70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3875.4" calcext:value-type="float">
            <text:p>3875.4</text:p>
          </table:table-cell>
          <table:table-cell office:value-type="float" office:value="2120.03" calcext:value-type="float">
            <text:p>2120.03</text:p>
          </table:table-cell>
          <table:table-cell office:value-type="float" office:value="87.108" calcext:value-type="float">
            <text:p>87.1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2.5100021362305" calcext:value-type="float">
            <text:p>72.51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2702.8" calcext:value-type="float">
            <text:p>2702.8</text:p>
          </table:table-cell>
          <table:table-cell office:value-type="float" office:value="2172.99" calcext:value-type="float">
            <text:p>2172.99</text:p>
          </table:table-cell>
          <table:table-cell office:value-type="float" office:value="87.691" calcext:value-type="float">
            <text:p>87.6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3.2399978637695" calcext:value-type="float">
            <text:p>73.2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3524.2" calcext:value-type="float">
            <text:p>3524.2</text:p>
          </table:table-cell>
          <table:table-cell office:value-type="float" office:value="2083.6" calcext:value-type="float">
            <text:p>2083.6</text:p>
          </table:table-cell>
          <table:table-cell office:value-type="float" office:value="87.524" calcext:value-type="float">
            <text:p>87.52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1.4" calcext:value-type="float">
            <text:p>201.4</text:p>
          </table:table-cell>
          <table:table-cell office:value-type="float" office:value="72.5299987792969" calcext:value-type="float">
            <text:p>72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4563.2" calcext:value-type="float">
            <text:p>4563.2</text:p>
          </table:table-cell>
          <table:table-cell office:value-type="float" office:value="2117.43" calcext:value-type="float">
            <text:p>2117.43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3025.1" calcext:value-type="float">
            <text:p>3025.1</text:p>
          </table:table-cell>
          <table:table-cell office:value-type="float" office:value="2121.38" calcext:value-type="float">
            <text:p>2121.38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3" calcext:value-type="date">
            <text:p>2025-08-03</text:p>
          </table:table-cell>
          <table:table-cell office:value-type="float" office:value="1628.1" calcext:value-type="float">
            <text:p>1628.1</text:p>
          </table:table-cell>
          <table:table-cell office:value-type="float" office:value="2329.3" calcext:value-type="float">
            <text:p>2329.3</text:p>
          </table:table-cell>
          <table:table-cell office:value-type="float" office:value="87.245" calcext:value-type="float">
            <text:p>87.2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9.6699981689453" calcext:value-type="float">
            <text:p>69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4" calcext:value-type="date">
            <text:p>2025-08-04</text:p>
          </table:table-cell>
          <table:table-cell office:value-type="float" office:value="2652.5" calcext:value-type="float">
            <text:p>2652.5</text:p>
          </table:table-cell>
          <table:table-cell office:value-type="float" office:value="2107.86" calcext:value-type="float">
            <text:p>2107.86</text:p>
          </table:table-cell>
          <table:table-cell office:value-type="float" office:value="87.68" calcext:value-type="float">
            <text:p>87.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7600021362305" calcext:value-type="float">
            <text:p>68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2562.3" calcext:value-type="float">
            <text:p>2562.3</text:p>
          </table:table-cell>
          <table:table-cell office:value-type="float" office:value="2155.44" calcext:value-type="float">
            <text:p>2155.44</text:p>
          </table:table-cell>
          <table:table-cell office:value-type="float" office:value="87.83" calcext:value-type="float">
            <text:p>87.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6399993896484" calcext:value-type="float">
            <text:p>67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2876.9" calcext:value-type="float">
            <text:p>2876.9</text:p>
          </table:table-cell>
          <table:table-cell office:value-type="float" office:value="2152.4" calcext:value-type="float">
            <text:p>2152.4</text:p>
          </table:table-cell>
          <table:table-cell office:value-type="float" office:value="87.725" calcext:value-type="float">
            <text:p>87.72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899993896484" calcext:value-type="float">
            <text:p>66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1955.5" calcext:value-type="float">
            <text:p>1955.5</text:p>
          </table:table-cell>
          <table:table-cell office:value-type="float" office:value="2204.19" calcext:value-type="float">
            <text:p>2204.19</text:p>
          </table:table-cell>
          <table:table-cell office:value-type="float" office:value="87.446" calcext:value-type="float">
            <text:p>87.44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4300003051758" calcext:value-type="float">
            <text:p>66.43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4106.3" calcext:value-type="float">
            <text:p>4106.3</text:p>
          </table:table-cell>
          <table:table-cell office:value-type="float" office:value="2185.12" calcext:value-type="float">
            <text:p>2185.12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09" calcext:value-type="date">
            <text:p>2025-08-09</text:p>
          </table:table-cell>
          <table:table-cell office:value-type="float" office:value="2383.1" calcext:value-type="float">
            <text:p>2383.1</text:p>
          </table:table-cell>
          <table:table-cell office:value-type="float" office:value="2129.79" calcext:value-type="float">
            <text:p>2129.79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0" calcext:value-type="date">
            <text:p>2025-08-10</text:p>
          </table:table-cell>
          <table:table-cell office:value-type="float" office:value="1311.8" calcext:value-type="float">
            <text:p>1311.8</text:p>
          </table:table-cell>
          <table:table-cell office:value-type="float" office:value="2167.96" calcext:value-type="float">
            <text:p>2167.96</text:p>
          </table:table-cell>
          <table:table-cell office:value-type="float" office:value="87.489" calcext:value-type="float">
            <text:p>87.489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899963378906" calcext:value-type="float">
            <text:p>66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1" calcext:value-type="date">
            <text:p>2025-08-11</text:p>
          </table:table-cell>
          <table:table-cell office:value-type="float" office:value="2658" calcext:value-type="float">
            <text:p>2658</text:p>
          </table:table-cell>
          <table:table-cell office:value-type="float" office:value="2109.19" calcext:value-type="float">
            <text:p>2109.19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629997253418" calcext:value-type="float">
            <text:p>66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2556.4" calcext:value-type="float">
            <text:p>2556.4</text:p>
          </table:table-cell>
          <table:table-cell office:value-type="float" office:value="2167.1" calcext:value-type="float">
            <text:p>2167.1</text:p>
          </table:table-cell>
          <table:table-cell office:value-type="float" office:value="87.606" calcext:value-type="float">
            <text:p>87.60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120002746582" calcext:value-type="float">
            <text:p>66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2579.8" calcext:value-type="float">
            <text:p>2579.8</text:p>
          </table:table-cell>
          <table:table-cell office:value-type="float" office:value="2212.62" calcext:value-type="float">
            <text:p>2212.62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629997253418" calcext:value-type="float">
            <text:p>65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2945.5" calcext:value-type="float">
            <text:p>2945.5</text:p>
          </table:table-cell>
          <table:table-cell office:value-type="float" office:value="2191.42" calcext:value-type="float">
            <text:p>2191.42</text:p>
          </table:table-cell>
          <table:table-cell office:value-type="float" office:value="87.691" calcext:value-type="float">
            <text:p>87.6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399963378906" calcext:value-type="float">
            <text:p>66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1657" calcext:value-type="float">
            <text:p>1657</text:p>
          </table:table-cell>
          <table:table-cell office:value-type="float" office:value="2251.35" calcext:value-type="float">
            <text:p>2251.35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6" calcext:value-type="date">
            <text:p>2025-08-16</text:p>
          </table:table-cell>
          <table:table-cell office:value-type="float" office:value="2258.4" calcext:value-type="float">
            <text:p>2258.4</text:p>
          </table:table-cell>
          <table:table-cell office:value-type="float" office:value="2130.97" calcext:value-type="float">
            <text:p>2130.97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7" calcext:value-type="date">
            <text:p>2025-08-17</text:p>
          </table:table-cell>
          <table:table-cell office:value-type="float" office:value="1825.2" calcext:value-type="float">
            <text:p>1825.2</text:p>
          </table:table-cell>
          <table:table-cell office:value-type="float" office:value="2313.75" calcext:value-type="float">
            <text:p>2313.75</text:p>
          </table:table-cell>
          <table:table-cell office:value-type="float" office:value="87.513" calcext:value-type="float">
            <text:p>87.51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8499984741211" calcext:value-type="float">
            <text:p>65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8" calcext:value-type="date">
            <text:p>2025-08-18</text:p>
          </table:table-cell>
          <table:table-cell office:value-type="float" office:value="3222.4" calcext:value-type="float">
            <text:p>3222.4</text:p>
          </table:table-cell>
          <table:table-cell office:value-type="float" office:value="2187.05" calcext:value-type="float">
            <text:p>2187.05</text:p>
          </table:table-cell>
          <table:table-cell office:value-type="float" office:value="87.311" calcext:value-type="float">
            <text:p>87.31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5999984741211" calcext:value-type="float">
            <text:p>66.59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3011" calcext:value-type="float">
            <text:p>3011</text:p>
          </table:table-cell>
          <table:table-cell office:value-type="float" office:value="2195.29" calcext:value-type="float">
            <text:p>2195.29</text:p>
          </table:table-cell>
          <table:table-cell office:value-type="float" office:value="87.07" calcext:value-type="float">
            <text:p>87.0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5.7900009155273" calcext:value-type="float">
            <text:p>65.7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2668.3" calcext:value-type="float">
            <text:p>2668.3</text:p>
          </table:table-cell>
          <table:table-cell office:value-type="float" office:value="2197.29" calcext:value-type="float">
            <text:p>2197.29</text:p>
          </table:table-cell>
          <table:table-cell office:value-type="float" office:value="87.018" calcext:value-type="float">
            <text:p>87.01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6.8399963378906" calcext:value-type="float">
            <text:p>66.83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2404.6" calcext:value-type="float">
            <text:p>2404.6</text:p>
          </table:table-cell>
          <table:table-cell office:value-type="float" office:value="2255.69" calcext:value-type="float">
            <text:p>2255.69</text:p>
          </table:table-cell>
          <table:table-cell office:value-type="float" office:value="87.294" calcext:value-type="float">
            <text:p>87.29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6699981689453" calcext:value-type="float">
            <text:p>67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4952.3" calcext:value-type="float">
            <text:p>4952.3</text:p>
          </table:table-cell>
          <table:table-cell office:value-type="float" office:value="2230.14" calcext:value-type="float">
            <text:p>2230.14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3" calcext:value-type="date">
            <text:p>2025-08-23</text:p>
          </table:table-cell>
          <table:table-cell office:value-type="float" office:value="3015.6" calcext:value-type="float">
            <text:p>3015.6</text:p>
          </table:table-cell>
          <table:table-cell office:value-type="float" office:value="2169.49" calcext:value-type="float">
            <text:p>2169.49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4" calcext:value-type="date">
            <text:p>2025-08-24</text:p>
          </table:table-cell>
          <table:table-cell office:value-type="float" office:value="1057.8" calcext:value-type="float">
            <text:p>1057.8</text:p>
          </table:table-cell>
          <table:table-cell office:value-type="float" office:value="2296.97" calcext:value-type="float">
            <text:p>2296.97</text:p>
          </table:table-cell>
          <table:table-cell office:value-type="float" office:value="87.331" calcext:value-type="float">
            <text:p>87.33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7300033569336" calcext:value-type="float">
            <text:p>67.73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5" calcext:value-type="date">
            <text:p>2025-08-25</text:p>
          </table:table-cell>
          <table:table-cell office:value-type="float" office:value="2617" calcext:value-type="float">
            <text:p>2617</text:p>
          </table:table-cell>
          <table:table-cell office:value-type="float" office:value="2180.4" calcext:value-type="float">
            <text:p>2180.4</text:p>
          </table:table-cell>
          <table:table-cell office:value-type="float" office:value="87.608" calcext:value-type="float">
            <text:p>87.6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2449" calcext:value-type="float">
            <text:p>2449</text:p>
          </table:table-cell>
          <table:table-cell office:value-type="float" office:value="2159.4" calcext:value-type="float">
            <text:p>2159.4</text:p>
          </table:table-cell>
          <table:table-cell office:value-type="float" office:value="87.635" calcext:value-type="float">
            <text:p>87.63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7.2200012207031" calcext:value-type="float">
            <text:p>67.22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2310.9" calcext:value-type="float">
            <text:p>2310.9</text:p>
          </table:table-cell>
          <table:table-cell office:value-type="float" office:value="2148.46" calcext:value-type="float">
            <text:p>2148.46</text:p>
          </table:table-cell>
          <table:table-cell office:value-type="float" office:value="87.661" calcext:value-type="float">
            <text:p>87.66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949" calcext:value-type="float">
            <text:p>2949</text:p>
          </table:table-cell>
          <table:table-cell office:value-type="float" office:value="2157.39" calcext:value-type="float">
            <text:p>2157.39</text:p>
          </table:table-cell>
          <table:table-cell office:value-type="float" office:value="87.591" calcext:value-type="float">
            <text:p>87.59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620002746582" calcext:value-type="float">
            <text:p>68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3095.4" calcext:value-type="float">
            <text:p>3095.4</text:p>
          </table:table-cell>
          <table:table-cell office:value-type="float" office:value="2206.67" calcext:value-type="float">
            <text:p>2206.67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30" calcext:value-type="date">
            <text:p>2025-08-30</text:p>
          </table:table-cell>
          <table:table-cell office:value-type="float" office:value="2144.6" calcext:value-type="float">
            <text:p>2144.6</text:p>
          </table:table-cell>
          <table:table-cell office:value-type="float" office:value="2201.69" calcext:value-type="float">
            <text:p>2201.69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8-31" calcext:value-type="date">
            <text:p>2025-08-31</text:p>
          </table:table-cell>
          <table:table-cell office:value-type="float" office:value="1349" calcext:value-type="float">
            <text:p>1349</text:p>
          </table:table-cell>
          <table:table-cell office:value-type="float" office:value="2294.2" calcext:value-type="float">
            <text:p>2294.2</text:p>
          </table:table-cell>
          <table:table-cell office:value-type="float" office:value="88.174" calcext:value-type="float">
            <text:p>88.17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3" calcext:value-type="float">
            <text:p>200.3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2106" calcext:value-type="float">
            <text:p>2106</text:p>
          </table:table-cell>
          <table:table-cell office:value-type="float" office:value="2209.76" calcext:value-type="float">
            <text:p>2209.76</text:p>
          </table:table-cell>
          <table:table-cell office:value-type="float" office:value="88.001" calcext:value-type="float">
            <text:p>88.00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8.120002746582" calcext:value-type="float">
            <text:p>68.1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2291.9" calcext:value-type="float">
            <text:p>2291.9</text:p>
          </table:table-cell>
          <table:table-cell office:value-type="float" office:value="2187.06" calcext:value-type="float">
            <text:p>2187.06</text:p>
          </table:table-cell>
          <table:table-cell office:value-type="float" office:value="87.998" calcext:value-type="float">
            <text:p>87.99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1399993896484" calcext:value-type="float">
            <text:p>69.1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1888" calcext:value-type="float">
            <text:p>1888</text:p>
          </table:table-cell>
          <table:table-cell office:value-type="float" office:value="2200.51" calcext:value-type="float">
            <text:p>2200.51</text:p>
          </table:table-cell>
          <table:table-cell office:value-type="float" office:value="88.073" calcext:value-type="float">
            <text:p>88.07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5999984741211" calcext:value-type="float">
            <text:p>67.59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2351" calcext:value-type="float">
            <text:p>2351</text:p>
          </table:table-cell>
          <table:table-cell office:value-type="float" office:value="2146.41" calcext:value-type="float">
            <text:p>2146.41</text:p>
          </table:table-cell>
          <table:table-cell office:value-type="float" office:value="88.193" calcext:value-type="float">
            <text:p>88.19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2521.8" calcext:value-type="float">
            <text:p>2521.8</text:p>
          </table:table-cell>
          <table:table-cell office:value-type="float" office:value="2200.63" calcext:value-type="float">
            <text:p>2200.63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6" calcext:value-type="date">
            <text:p>2025-09-06</text:p>
          </table:table-cell>
          <table:table-cell office:value-type="float" office:value="3173.3" calcext:value-type="float">
            <text:p>3173.3</text:p>
          </table:table-cell>
          <table:table-cell office:value-type="float" office:value="2144.21" calcext:value-type="float">
            <text:p>2144.21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7" calcext:value-type="date">
            <text:p>2025-09-07</text:p>
          </table:table-cell>
          <table:table-cell office:value-type="float" office:value="1177.2" calcext:value-type="float">
            <text:p>1177.2</text:p>
          </table:table-cell>
          <table:table-cell office:value-type="float" office:value="2266.74" calcext:value-type="float">
            <text:p>2266.74</text:p>
          </table:table-cell>
          <table:table-cell office:value-type="float" office:value="88.187" calcext:value-type="float">
            <text:p>88.18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3477.1" calcext:value-type="float">
            <text:p>3477.1</text:p>
          </table:table-cell>
          <table:table-cell office:value-type="float" office:value="2160.12" calcext:value-type="float">
            <text:p>2160.12</text:p>
          </table:table-cell>
          <table:table-cell office:value-type="float" office:value="87.981" calcext:value-type="float">
            <text:p>87.98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0199966430664" calcext:value-type="float">
            <text:p>66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1920.3" calcext:value-type="float">
            <text:p>1920.3</text:p>
          </table:table-cell>
          <table:table-cell office:value-type="float" office:value="2228.58" calcext:value-type="float">
            <text:p>2228.58</text:p>
          </table:table-cell>
          <table:table-cell office:value-type="float" office:value="88.248" calcext:value-type="float">
            <text:p>88.24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3899993896484" calcext:value-type="float">
            <text:p>66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2151.8" calcext:value-type="float">
            <text:p>2151.8</text:p>
          </table:table-cell>
          <table:table-cell office:value-type="float" office:value="2151.89" calcext:value-type="float">
            <text:p>2151.89</text:p>
          </table:table-cell>
          <table:table-cell office:value-type="float" office:value="88.054" calcext:value-type="float">
            <text:p>88.05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899978637695" calcext:value-type="float">
            <text:p>67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3084" calcext:value-type="float">
            <text:p>3084</text:p>
          </table:table-cell>
          <table:table-cell office:value-type="float" office:value="2163.53" calcext:value-type="float">
            <text:p>2163.53</text:p>
          </table:table-cell>
          <table:table-cell office:value-type="float" office:value="88.267" calcext:value-type="float">
            <text:p>88.26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370002746582" calcext:value-type="float">
            <text:p>66.37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2708.9" calcext:value-type="float">
            <text:p>2708.9</text:p>
          </table:table-cell>
          <table:table-cell office:value-type="float" office:value="2227.26" calcext:value-type="float">
            <text:p>2227.26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3" calcext:value-type="date">
            <text:p>2025-09-13</text:p>
          </table:table-cell>
          <table:table-cell office:value-type="float" office:value="1860.6" calcext:value-type="float">
            <text:p>1860.6</text:p>
          </table:table-cell>
          <table:table-cell office:value-type="float" office:value="2261.05" calcext:value-type="float">
            <text:p>2261.05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4" calcext:value-type="date">
            <text:p>2025-09-14</text:p>
          </table:table-cell>
          <table:table-cell office:value-type="float" office:value="1589.7" calcext:value-type="float">
            <text:p>1589.7</text:p>
          </table:table-cell>
          <table:table-cell office:value-type="float" office:value="2345.55" calcext:value-type="float">
            <text:p>2345.55</text:p>
          </table:table-cell>
          <table:table-cell office:value-type="float" office:value="88.277" calcext:value-type="float">
            <text:p>88.2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9899978637695" calcext:value-type="float">
            <text:p>66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5" calcext:value-type="date">
            <text:p>2025-09-15</text:p>
          </table:table-cell>
          <table:table-cell office:value-type="float" office:value="3859.8" calcext:value-type="float">
            <text:p>3859.8</text:p>
          </table:table-cell>
          <table:table-cell office:value-type="float" office:value="2088.13" calcext:value-type="float">
            <text:p>2088.13</text:p>
          </table:table-cell>
          <table:table-cell office:value-type="float" office:value="88.122" calcext:value-type="float">
            <text:p>88.122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3947.5" calcext:value-type="float">
            <text:p>3947.5</text:p>
          </table:table-cell>
          <table:table-cell office:value-type="float" office:value="2073.77" calcext:value-type="float">
            <text:p>2073.77</text:p>
          </table:table-cell>
          <table:table-cell office:value-type="float" office:value="87.883" calcext:value-type="float">
            <text:p>87.88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8.4700012207031" calcext:value-type="float">
            <text:p>68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2277.4" calcext:value-type="float">
            <text:p>2277.4</text:p>
          </table:table-cell>
          <table:table-cell office:value-type="float" office:value="2231.98" calcext:value-type="float">
            <text:p>2231.98</text:p>
          </table:table-cell>
          <table:table-cell office:value-type="float" office:value="87.745" calcext:value-type="float">
            <text:p>87.745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9499969482422" calcext:value-type="float">
            <text:p>67.9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5256.7" calcext:value-type="float">
            <text:p>5256.7</text:p>
          </table:table-cell>
          <table:table-cell office:value-type="float" office:value="2037.51" calcext:value-type="float">
            <text:p>2037.51</text:p>
          </table:table-cell>
          <table:table-cell office:value-type="float" office:value="88.206" calcext:value-type="float">
            <text:p>88.206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4400024414063" calcext:value-type="float">
            <text:p>67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3345.8" calcext:value-type="float">
            <text:p>3345.8</text:p>
          </table:table-cell>
          <table:table-cell office:value-type="float" office:value="2249.12" calcext:value-type="float">
            <text:p>2249.12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0" calcext:value-type="date">
            <text:p>2025-09-20</text:p>
          </table:table-cell>
          <table:table-cell office:value-type="float" office:value="2624.3" calcext:value-type="float">
            <text:p>2624.3</text:p>
          </table:table-cell>
          <table:table-cell office:value-type="float" office:value="2232.48" calcext:value-type="float">
            <text:p>2232.48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1" calcext:value-type="date">
            <text:p>2025-09-21</text:p>
          </table:table-cell>
          <table:table-cell office:value-type="float" office:value="3676.4" calcext:value-type="float">
            <text:p>3676.4</text:p>
          </table:table-cell>
          <table:table-cell office:value-type="float" office:value="1900.87" calcext:value-type="float">
            <text:p>1900.87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6800003051758" calcext:value-type="float">
            <text:p>66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2" calcext:value-type="date">
            <text:p>2025-09-22</text:p>
          </table:table-cell>
          <table:table-cell office:value-type="float" office:value="8594.6" calcext:value-type="float">
            <text:p>8594.6</text:p>
          </table:table-cell>
          <table:table-cell office:value-type="float" office:value="1994.48" calcext:value-type="float">
            <text:p>1994.48</text:p>
          </table:table-cell>
          <table:table-cell office:value-type="float" office:value="88.303" calcext:value-type="float">
            <text:p>88.303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6.5699996948242" calcext:value-type="float">
            <text:p>66.5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10371.7" calcext:value-type="float">
            <text:p>10371.7</text:p>
          </table:table-cell>
          <table:table-cell office:value-type="float" office:value="2047.92" calcext:value-type="float">
            <text:p>2047.92</text:p>
          </table:table-cell>
          <table:table-cell office:value-type="float" office:value="88.808" calcext:value-type="float">
            <text:p>88.80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629997253418" calcext:value-type="float">
            <text:p>67.6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6536.7" calcext:value-type="float">
            <text:p>6536.7</text:p>
          </table:table-cell>
          <table:table-cell office:value-type="float" office:value="2036.7" calcext:value-type="float">
            <text:p>2036.7</text:p>
          </table:table-cell>
          <table:table-cell office:value-type="float" office:value="88.777" calcext:value-type="float">
            <text:p>88.7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3099975585938" calcext:value-type="float">
            <text:p>69.30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11291.9" calcext:value-type="float">
            <text:p>11291.9</text:p>
          </table:table-cell>
          <table:table-cell office:value-type="float" office:value="1965.35" calcext:value-type="float">
            <text:p>1965.35</text:p>
          </table:table-cell>
          <table:table-cell office:value-type="float" office:value="88.768" calcext:value-type="float">
            <text:p>88.768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9.4199981689453" calcext:value-type="float">
            <text:p>69.4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15218.9" calcext:value-type="float">
            <text:p>15218.9</text:p>
          </table:table-cell>
          <table:table-cell office:value-type="float" office:value="2012.64" calcext:value-type="float">
            <text:p>2012.64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7" calcext:value-type="date">
            <text:p>2025-09-27</text:p>
          </table:table-cell>
          <table:table-cell office:value-type="float" office:value="14366.2" calcext:value-type="float">
            <text:p>14366.2</text:p>
          </table:table-cell>
          <table:table-cell office:value-type="float" office:value="1970.85" calcext:value-type="float">
            <text:p>1970.85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8" calcext:value-type="date">
            <text:p>2025-09-28</text:p>
          </table:table-cell>
          <table:table-cell office:value-type="float" office:value="3280.3" calcext:value-type="float">
            <text:p>3280.3</text:p>
          </table:table-cell>
          <table:table-cell office:value-type="float" office:value="2146.91" calcext:value-type="float">
            <text:p>2146.91</text:p>
          </table:table-cell>
          <table:table-cell office:value-type="float" office:value="88.677" calcext:value-type="float">
            <text:p>88.677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70.129997253418" calcext:value-type="float">
            <text:p>70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29" calcext:value-type="date">
            <text:p>2025-09-29</text:p>
          </table:table-cell>
          <table:table-cell office:value-type="float" office:value="17805.3" calcext:value-type="float">
            <text:p>17805.3</text:p>
          </table:table-cell>
          <table:table-cell office:value-type="float" office:value="2003.58" calcext:value-type="float">
            <text:p>2003.58</text:p>
          </table:table-cell>
          <table:table-cell office:value-type="float" office:value="88.704" calcext:value-type="float">
            <text:p>88.704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9700012207031" calcext:value-type="float">
            <text:p>67.9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4426.9" calcext:value-type="float">
            <text:p>14426.9</text:p>
          </table:table-cell>
          <table:table-cell office:value-type="float" office:value="1941.7" calcext:value-type="float">
            <text:p>1941.7</text:p>
          </table:table-cell>
          <table:table-cell office:value-type="float" office:value="88.841" calcext:value-type="float">
            <text:p>88.841</text:p>
          </table:table-cell>
          <table:table-cell office:value-type="string" calcext:value-type="string">
            <text:p>2024 - 2025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200.6" calcext:value-type="float">
            <text:p>200.6</text:p>
          </table:table-cell>
          <table:table-cell office:value-type="float" office:value="67.0199966430664" calcext:value-type="float">
            <text:p>67.0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3615.9" calcext:value-type="float">
            <text:p>3615.9</text:p>
          </table:table-cell>
          <table:table-cell office:value-type="float" office:value="2139.62" calcext:value-type="float">
            <text:p>2139.62</text:p>
          </table:table-cell>
          <table:table-cell office:value-type="float" office:value="88.683" calcext:value-type="float">
            <text:p>88.68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3499984741211" calcext:value-type="float">
            <text:p>65.3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6178.8" calcext:value-type="float">
            <text:p>6178.8</text:p>
          </table:table-cell>
          <table:table-cell office:value-type="float" office:value="2115.8" calcext:value-type="float">
            <text:p>2115.8</text:p>
          </table:table-cell>
          <table:table-cell office:value-type="float" office:value="88.72" calcext:value-type="float">
            <text:p>88.7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1100006103516" calcext:value-type="float">
            <text:p>64.11000061035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36075.4" calcext:value-type="float">
            <text:p>36075.4</text:p>
          </table:table-cell>
          <table:table-cell office:value-type="float" office:value="2031.18" calcext:value-type="float">
            <text:p>2031.18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4" calcext:value-type="date">
            <text:p>2025-10-04</text:p>
          </table:table-cell>
          <table:table-cell office:value-type="float" office:value="11805.6" calcext:value-type="float">
            <text:p>11805.6</text:p>
          </table:table-cell>
          <table:table-cell office:value-type="float" office:value="2016.04" calcext:value-type="float">
            <text:p>2016.04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5" calcext:value-type="date">
            <text:p>2025-10-05</text:p>
          </table:table-cell>
          <table:table-cell office:value-type="float" office:value="23659.75" calcext:value-type="float">
            <text:p>23659.75</text:p>
          </table:table-cell>
          <table:table-cell office:value-type="float" office:value="1940.29" calcext:value-type="float">
            <text:p>1940.29</text:p>
          </table:table-cell>
          <table:table-cell office:value-type="float" office:value="88.735" calcext:value-type="float">
            <text:p>88.73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5299987792969" calcext:value-type="float">
            <text:p>64.52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6" calcext:value-type="date">
            <text:p>2025-10-06</text:p>
          </table:table-cell>
          <table:table-cell office:value-type="float" office:value="18809.1" calcext:value-type="float">
            <text:p>18809.1</text:p>
          </table:table-cell>
          <table:table-cell office:value-type="float" office:value="1921.42" calcext:value-type="float">
            <text:p>1921.42</text:p>
          </table:table-cell>
          <table:table-cell office:value-type="float" office:value="88.721" calcext:value-type="float">
            <text:p>88.72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4700012207031" calcext:value-type="float">
            <text:p>65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39048.17" calcext:value-type="float">
            <text:p>39048.17</text:p>
          </table:table-cell>
          <table:table-cell office:value-type="float" office:value="2016" calcext:value-type="float">
            <text:p>2016</text:p>
          </table:table-cell>
          <table:table-cell office:value-type="float" office:value="88.739" calcext:value-type="float">
            <text:p>88.73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4499969482422" calcext:value-type="float">
            <text:p>65.44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36676.2" calcext:value-type="float">
            <text:p>36676.2</text:p>
          </table:table-cell>
          <table:table-cell office:value-type="float" office:value="1906.26" calcext:value-type="float">
            <text:p>1906.26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28978.8" calcext:value-type="float">
            <text:p>28978.8</text:p>
          </table:table-cell>
          <table:table-cell office:value-type="float" office:value="1953.27" calcext:value-type="float">
            <text:p>1953.27</text:p>
          </table:table-cell>
          <table:table-cell office:value-type="float" office:value="88.866" calcext:value-type="float">
            <text:p>88.86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2200012207031" calcext:value-type="float">
            <text:p>65.22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36949" calcext:value-type="float">
            <text:p>36949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1" calcext:value-type="date">
            <text:p>2025-10-11</text:p>
          </table:table-cell>
          <table:table-cell office:value-type="float" office:value="17151" calcext:value-type="float">
            <text:p>17151</text:p>
          </table:table-cell>
          <table:table-cell office:value-type="float" office:value="1958.42" calcext:value-type="float">
            <text:p>1958.42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2" calcext:value-type="date">
            <text:p>2025-10-12</text:p>
          </table:table-cell>
          <table:table-cell office:value-type="float" office:value="16432.1" calcext:value-type="float">
            <text:p>16432.1</text:p>
          </table:table-cell>
          <table:table-cell office:value-type="float" office:value="1906.92" calcext:value-type="float">
            <text:p>1906.92</text:p>
          </table:table-cell>
          <table:table-cell office:value-type="float" office:value="88.757" calcext:value-type="float">
            <text:p>88.7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7299995422363" calcext:value-type="float">
            <text:p>62.72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3" calcext:value-type="date">
            <text:p>2025-10-13</text:p>
          </table:table-cell>
          <table:table-cell office:value-type="float" office:value="44125.23" calcext:value-type="float">
            <text:p>44125.23</text:p>
          </table:table-cell>
          <table:table-cell office:value-type="float" office:value="2001.53" calcext:value-type="float">
            <text:p>2001.53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3.3199996948242" calcext:value-type="float">
            <text:p>63.3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48042.35" calcext:value-type="float">
            <text:p>48042.35</text:p>
          </table:table-cell>
          <table:table-cell office:value-type="float" office:value="1929.36" calcext:value-type="float">
            <text:p>1929.36</text:p>
          </table:table-cell>
          <table:table-cell office:value-type="float" office:value="88.782" calcext:value-type="float">
            <text:p>88.7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3899993896484" calcext:value-type="float">
            <text:p>62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49837.65" calcext:value-type="float">
            <text:p>49837.65</text:p>
          </table:table-cell>
          <table:table-cell office:value-type="float" office:value="1946.22" calcext:value-type="float">
            <text:p>1946.22</text:p>
          </table:table-cell>
          <table:table-cell office:value-type="float" office:value="87.81" calcext:value-type="float">
            <text:p>87.8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9099998474121" calcext:value-type="float">
            <text:p>61.909999847412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42659.4" calcext:value-type="float">
            <text:p>42659.4</text:p>
          </table:table-cell>
          <table:table-cell office:value-type="float" office:value="1957.65" calcext:value-type="float">
            <text:p>1957.65</text:p>
          </table:table-cell>
          <table:table-cell office:value-type="float" office:value="87.991" calcext:value-type="float">
            <text:p>87.99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060001373291" calcext:value-type="float">
            <text:p>61.0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35956.7" calcext:value-type="float">
            <text:p>35956.7</text:p>
          </table:table-cell>
          <table:table-cell office:value-type="float" office:value="2004.22" calcext:value-type="float">
            <text:p>2004.22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8" calcext:value-type="date">
            <text:p>2025-10-18</text:p>
          </table:table-cell>
          <table:table-cell office:value-type="float" office:value="27780.6" calcext:value-type="float">
            <text:p>27780.6</text:p>
          </table:table-cell>
          <table:table-cell office:value-type="float" office:value="1921.55" calcext:value-type="float">
            <text:p>1921.55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19" calcext:value-type="date">
            <text:p>2025-10-19</text:p>
          </table:table-cell>
          <table:table-cell office:value-type="float" office:value="2348.4" calcext:value-type="float">
            <text:p>2348.4</text:p>
          </table:table-cell>
          <table:table-cell office:value-type="float" office:value="2060.3" calcext:value-type="float">
            <text:p>2060.3</text:p>
          </table:table-cell>
          <table:table-cell office:value-type="float" office:value="88.003" calcext:value-type="float">
            <text:p>88.00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2900009155273" calcext:value-type="float">
            <text:p>61.29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0" calcext:value-type="date">
            <text:p>2025-10-20</text:p>
          </table:table-cell>
          <table:table-cell office:value-type="float" office:value="46904.66" calcext:value-type="float">
            <text:p>46904.66</text:p>
          </table:table-cell>
          <table:table-cell office:value-type="float" office:value="1945.2" calcext:value-type="float">
            <text:p>1945.2</text:p>
          </table:table-cell>
          <table:table-cell office:value-type="float" office:value="87.875" calcext:value-type="float">
            <text:p>87.8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0099983215332" calcext:value-type="float">
            <text:p>61.0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16717.8" calcext:value-type="float">
            <text:p>16717.8</text:p>
          </table:table-cell>
          <table:table-cell office:value-type="float" office:value="1889.55" calcext:value-type="float">
            <text:p>1889.55</text:p>
          </table:table-cell>
          <table:table-cell office:value-type="float" office:value="88.021" calcext:value-type="float">
            <text:p>88.02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1.3199996948242" calcext:value-type="float">
            <text:p>61.3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14394.5" calcext:value-type="float">
            <text:p>14394.5</text:p>
          </table:table-cell>
          <table:table-cell office:value-type="float" office:value="1875.68" calcext:value-type="float">
            <text:p>1875.68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2.5900001525879" calcext:value-type="float">
            <text:p>62.59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20763.9" calcext:value-type="float">
            <text:p>20763.9</text:p>
          </table:table-cell>
          <table:table-cell office:value-type="float" office:value="1869.31" calcext:value-type="float">
            <text:p>1869.31</text:p>
          </table:table-cell>
          <table:table-cell office:value-type="float" office:value="87.779" calcext:value-type="float">
            <text:p>87.77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899978637695" calcext:value-type="float">
            <text:p>65.9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55055.2" calcext:value-type="float">
            <text:p>55055.2</text:p>
          </table:table-cell>
          <table:table-cell office:value-type="float" office:value="1980.09" calcext:value-type="float">
            <text:p>1980.09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5" calcext:value-type="date">
            <text:p>2025-10-25</text:p>
          </table:table-cell>
          <table:table-cell office:value-type="float" office:value="61176" calcext:value-type="float">
            <text:p>61176</text:p>
          </table:table-cell>
          <table:table-cell office:value-type="float" office:value="1961.36" calcext:value-type="float">
            <text:p>1961.36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6" calcext:value-type="date">
            <text:p>2025-10-26</text:p>
          </table:table-cell>
          <table:table-cell office:value-type="float" office:value="33268.69" calcext:value-type="float">
            <text:p>33268.69</text:p>
          </table:table-cell>
          <table:table-cell office:value-type="float" office:value="1946.67" calcext:value-type="float">
            <text:p>1946.67</text:p>
          </table:table-cell>
          <table:table-cell office:value-type="float" office:value="87.836" calcext:value-type="float">
            <text:p>87.8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9400024414063" calcext:value-type="float">
            <text:p>65.9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7" calcext:value-type="date">
            <text:p>2025-10-27</text:p>
          </table:table-cell>
          <table:table-cell office:value-type="float" office:value="42238.64" calcext:value-type="float">
            <text:p>42238.64</text:p>
          </table:table-cell>
          <table:table-cell office:value-type="float" office:value="1947.15" calcext:value-type="float">
            <text:p>1947.15</text:p>
          </table:table-cell>
          <table:table-cell office:value-type="float" office:value="88.225" calcext:value-type="float">
            <text:p>88.22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620002746582" calcext:value-type="float">
            <text:p>65.62000274658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50350.76" calcext:value-type="float">
            <text:p>50350.76</text:p>
          </table:table-cell>
          <table:table-cell office:value-type="float" office:value="1950.05" calcext:value-type="float">
            <text:p>1950.05</text:p>
          </table:table-cell>
          <table:table-cell office:value-type="float" office:value="88.234" calcext:value-type="float">
            <text:p>88.23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4000015258789" calcext:value-type="float">
            <text:p>64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45171.13" calcext:value-type="float">
            <text:p>45171.13</text:p>
          </table:table-cell>
          <table:table-cell office:value-type="float" office:value="1964.19" calcext:value-type="float">
            <text:p>1964.19</text:p>
          </table:table-cell>
          <table:table-cell office:value-type="float" office:value="88.408" calcext:value-type="float">
            <text:p>88.40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4.9199981689453" calcext:value-type="float">
            <text:p>64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36365.05" calcext:value-type="float">
            <text:p>36365.05</text:p>
          </table:table-cell>
          <table:table-cell office:value-type="float" office:value="1934.5" calcext:value-type="float">
            <text:p>1934.5</text:p>
          </table:table-cell>
          <table:table-cell office:value-type="float" office:value="88.632" calcext:value-type="float">
            <text:p>88.6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45802.3" calcext:value-type="float">
            <text:p>45802.3</text:p>
          </table:table-cell>
          <table:table-cell office:value-type="float" office:value="1968.51" calcext:value-type="float">
            <text:p>1968.51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2" calcext:value-type="float">
            <text:p>202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30472.34" calcext:value-type="float">
            <text:p>30472.34</text:p>
          </table:table-cell>
          <table:table-cell office:value-type="float" office:value="1995.7" calcext:value-type="float">
            <text:p>1995.7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2" calcext:value-type="date">
            <text:p>2025-11-02</text:p>
          </table:table-cell>
          <table:table-cell office:value-type="float" office:value="31206.45" calcext:value-type="float">
            <text:p>31206.45</text:p>
          </table:table-cell>
          <table:table-cell office:value-type="float" office:value="1925.17" calcext:value-type="float">
            <text:p>1925.17</text:p>
          </table:table-cell>
          <table:table-cell office:value-type="float" office:value="88.769" calcext:value-type="float">
            <text:p>88.76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0699996948242" calcext:value-type="float">
            <text:p>65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3" calcext:value-type="date">
            <text:p>2025-11-03</text:p>
          </table:table-cell>
          <table:table-cell office:value-type="float" office:value="46754.8" calcext:value-type="float">
            <text:p>46754.8</text:p>
          </table:table-cell>
          <table:table-cell office:value-type="float" office:value="2009.74" calcext:value-type="float">
            <text:p>2009.74</text:p>
          </table:table-cell>
          <table:table-cell office:value-type="float" office:value="88.724" calcext:value-type="float">
            <text:p>88.72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8899993896484" calcext:value-type="float">
            <text:p>64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38616.1" calcext:value-type="float">
            <text:p>38616.1</text:p>
          </table:table-cell>
          <table:table-cell office:value-type="float" office:value="2050.15" calcext:value-type="float">
            <text:p>2050.15</text:p>
          </table:table-cell>
          <table:table-cell office:value-type="float" office:value="88.732" calcext:value-type="float">
            <text:p>88.7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4400024414063" calcext:value-type="float">
            <text:p>64.44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2146.2" calcext:value-type="float">
            <text:p>2146.2</text:p>
          </table:table-cell>
          <table:table-cell office:value-type="float" office:value="2056.8" calcext:value-type="float">
            <text:p>2056.8</text:p>
          </table:table-cell>
          <table:table-cell office:value-type="float" office:value="88.557" calcext:value-type="float">
            <text:p>88.5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5200004577637" calcext:value-type="float">
            <text:p>63.520000457763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12725.9" calcext:value-type="float">
            <text:p>12725.9</text:p>
          </table:table-cell>
          <table:table-cell office:value-type="float" office:value="2025.03" calcext:value-type="float">
            <text:p>2025.03</text:p>
          </table:table-cell>
          <table:table-cell office:value-type="float" office:value="88.673" calcext:value-type="float">
            <text:p>88.6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800010681152" calcext:value-type="float">
            <text:p>63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21098.2" calcext:value-type="float">
            <text:p>21098.2</text:p>
          </table:table-cell>
          <table:table-cell office:value-type="float" office:value="2017.58" calcext:value-type="float">
            <text:p>2017.58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8" calcext:value-type="date">
            <text:p>2025-11-08</text:p>
          </table:table-cell>
          <table:table-cell office:value-type="float" office:value="3394.9" calcext:value-type="float">
            <text:p>3394.9</text:p>
          </table:table-cell>
          <table:table-cell office:value-type="float" office:value="2267.73" calcext:value-type="float">
            <text:p>2267.73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09" calcext:value-type="date">
            <text:p>2025-11-09</text:p>
          </table:table-cell>
          <table:table-cell office:value-type="float" office:value="7672.6" calcext:value-type="float">
            <text:p>7672.6</text:p>
          </table:table-cell>
          <table:table-cell office:value-type="float" office:value="2066.86" calcext:value-type="float">
            <text:p>2066.86</text:p>
          </table:table-cell>
          <table:table-cell office:value-type="float" office:value="88.665" calcext:value-type="float">
            <text:p>88.6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6300010681152" calcext:value-type="float">
            <text:p>63.6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0" calcext:value-type="date">
            <text:p>2025-11-10</text:p>
          </table:table-cell>
          <table:table-cell office:value-type="float" office:value="40822.8" calcext:value-type="float">
            <text:p>40822.8</text:p>
          </table:table-cell>
          <table:table-cell office:value-type="float" office:value="2100.41" calcext:value-type="float">
            <text:p>2100.41</text:p>
          </table:table-cell>
          <table:table-cell office:value-type="float" office:value="88.707" calcext:value-type="float">
            <text:p>88.70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0599975585938" calcext:value-type="float">
            <text:p>64.0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47878.1" calcext:value-type="float">
            <text:p>47878.1</text:p>
          </table:table-cell>
          <table:table-cell office:value-type="float" office:value="2083.68" calcext:value-type="float">
            <text:p>2083.68</text:p>
          </table:table-cell>
          <table:table-cell office:value-type="float" office:value="88.467" calcext:value-type="float">
            <text:p>88.46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5.1600036621094" calcext:value-type="float">
            <text:p>65.1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76949" calcext:value-type="float">
            <text:p>76949</text:p>
          </table:table-cell>
          <table:table-cell office:value-type="float" office:value="2027.96" calcext:value-type="float">
            <text:p>2027.96</text:p>
          </table:table-cell>
          <table:table-cell office:value-type="float" office:value="88.59" calcext:value-type="float">
            <text:p>88.5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7099990844727" calcext:value-type="float">
            <text:p>62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83342.5" calcext:value-type="float">
            <text:p>83342.5</text:p>
          </table:table-cell>
          <table:table-cell office:value-type="float" office:value="2023.73" calcext:value-type="float">
            <text:p>2023.73</text:p>
          </table:table-cell>
          <table:table-cell office:value-type="float" office:value="88.817" calcext:value-type="float">
            <text:p>88.81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0099983215332" calcext:value-type="float">
            <text:p>63.0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54815.2" calcext:value-type="float">
            <text:p>54815.2</text:p>
          </table:table-cell>
          <table:table-cell office:value-type="float" office:value="2092.38" calcext:value-type="float">
            <text:p>2092.38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47888.6" calcext:value-type="float">
            <text:p>47888.6</text:p>
          </table:table-cell>
          <table:table-cell office:value-type="float" office:value="2107.92" calcext:value-type="float">
            <text:p>2107.92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6" calcext:value-type="date">
            <text:p>2025-11-16</text:p>
          </table:table-cell>
          <table:table-cell office:value-type="float" office:value="15826.6" calcext:value-type="float">
            <text:p>15826.6</text:p>
          </table:table-cell>
          <table:table-cell office:value-type="float" office:value="1971.91" calcext:value-type="float">
            <text:p>1971.91</text:p>
          </table:table-cell>
          <table:table-cell office:value-type="float" office:value="88.689" calcext:value-type="float">
            <text:p>88.68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3899993896484" calcext:value-type="float">
            <text:p>64.3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7" calcext:value-type="date">
            <text:p>2025-11-17</text:p>
          </table:table-cell>
          <table:table-cell office:value-type="float" office:value="56217.1" calcext:value-type="float">
            <text:p>56217.1</text:p>
          </table:table-cell>
          <table:table-cell office:value-type="float" office:value="2102.76" calcext:value-type="float">
            <text:p>2102.76</text:p>
          </table:table-cell>
          <table:table-cell office:value-type="float" office:value="88.636" calcext:value-type="float">
            <text:p>88.6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1999969482422" calcext:value-type="float">
            <text:p>64.199996948242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58147.8" calcext:value-type="float">
            <text:p>58147.8</text:p>
          </table:table-cell>
          <table:table-cell office:value-type="float" office:value="2101.38" calcext:value-type="float">
            <text:p>2101.38</text:p>
          </table:table-cell>
          <table:table-cell office:value-type="float" office:value="88.552" calcext:value-type="float">
            <text:p>88.55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4.8899993896484" calcext:value-type="float">
            <text:p>64.88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44152.9" calcext:value-type="float">
            <text:p>44152.9</text:p>
          </table:table-cell>
          <table:table-cell office:value-type="float" office:value="2150.53" calcext:value-type="float">
            <text:p>2150.53</text:p>
          </table:table-cell>
          <table:table-cell office:value-type="float" office:value="88.492" calcext:value-type="float">
            <text:p>88.49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5099983215332" calcext:value-type="float">
            <text:p>63.50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55420.8" calcext:value-type="float">
            <text:p>55420.8</text:p>
          </table:table-cell>
          <table:table-cell office:value-type="float" office:value="2154.16" calcext:value-type="float">
            <text:p>2154.16</text:p>
          </table:table-cell>
          <table:table-cell office:value-type="float" office:value="88.715" calcext:value-type="float">
            <text:p>88.71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800010681152" calcext:value-type="float">
            <text:p>63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60661.4" calcext:value-type="float">
            <text:p>60661.4</text:p>
          </table:table-cell>
          <table:table-cell office:value-type="float" office:value="2099.15" calcext:value-type="float">
            <text:p>2099.15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2" calcext:value-type="date">
            <text:p>2025-11-22</text:p>
          </table:table-cell>
          <table:table-cell office:value-type="float" office:value="45258.4" calcext:value-type="float">
            <text:p>45258.4</text:p>
          </table:table-cell>
          <table:table-cell office:value-type="float" office:value="2079.53" calcext:value-type="float">
            <text:p>2079.53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3" calcext:value-type="date">
            <text:p>2025-11-23</text:p>
          </table:table-cell>
          <table:table-cell office:value-type="float" office:value="26165.65" calcext:value-type="float">
            <text:p>26165.65</text:p>
          </table:table-cell>
          <table:table-cell office:value-type="float" office:value="2243.66" calcext:value-type="float">
            <text:p>2243.66</text:p>
          </table:table-cell>
          <table:table-cell office:value-type="float" office:value="89.641" calcext:value-type="float">
            <text:p>89.64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560001373291" calcext:value-type="float">
            <text:p>62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4" calcext:value-type="date">
            <text:p>2025-11-24</text:p>
          </table:table-cell>
          <table:table-cell office:value-type="float" office:value="59266.9" calcext:value-type="float">
            <text:p>59266.9</text:p>
          </table:table-cell>
          <table:table-cell office:value-type="float" office:value="2104.93" calcext:value-type="float">
            <text:p>2104.93</text:p>
          </table:table-cell>
          <table:table-cell office:value-type="float" office:value="89.148" calcext:value-type="float">
            <text:p>89.14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3699989318848" calcext:value-type="float">
            <text:p>63.36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1074.3" calcext:value-type="float">
            <text:p>1074.3</text:p>
          </table:table-cell>
          <table:table-cell office:value-type="float" office:value="2106.35" calcext:value-type="float">
            <text:p>2106.35</text:p>
          </table:table-cell>
          <table:table-cell office:value-type="float" office:value="89.153" calcext:value-type="float">
            <text:p>89.15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2.4799995422363" calcext:value-type="float">
            <text:p>62.47999954223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110923.42" calcext:value-type="float">
            <text:p>110923.42</text:p>
          </table:table-cell>
          <table:table-cell office:value-type="float" office:value="1971.7" calcext:value-type="float">
            <text:p>1971.7</text:p>
          </table:table-cell>
          <table:table-cell office:value-type="float" office:value="89.161" calcext:value-type="float">
            <text:p>89.16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1300010681152" calcext:value-type="float">
            <text:p>63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7" calcext:value-type="date">
            <text:p>2025-11-27</text:p>
          </table:table-cell>
          <table:table-cell office:value-type="float" office:value="52519.68" calcext:value-type="float">
            <text:p>52519.68</text:p>
          </table:table-cell>
          <table:table-cell office:value-type="float" office:value="2224.31" calcext:value-type="float">
            <text:p>2224.31</text:p>
          </table:table-cell>
          <table:table-cell office:value-type="float" office:value="89.365" calcext:value-type="float">
            <text:p>89.36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1300010681152" calcext:value-type="float">
            <text:p>63.13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129262.55" calcext:value-type="float">
            <text:p>129262.55</text:p>
          </table:table-cell>
          <table:table-cell office:value-type="float" office:value="1984.75" calcext:value-type="float">
            <text:p>1984.7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29" calcext:value-type="date">
            <text:p>2025-11-29</text:p>
          </table:table-cell>
          <table:table-cell office:value-type="float" office:value="27251.8" calcext:value-type="float">
            <text:p>27251.8</text:p>
          </table:table-cell>
          <table:table-cell office:value-type="float" office:value="2247.25" calcext:value-type="float">
            <text:p>2247.2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1-30" calcext:value-type="date">
            <text:p>2025-11-30</text:p>
          </table:table-cell>
          <table:table-cell office:value-type="float" office:value="3055.5" calcext:value-type="float">
            <text:p>3055.5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9.357" calcext:value-type="float">
            <text:p>89.3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3.7" calcext:value-type="float">
            <text:p>203.7</text:p>
          </table:table-cell>
          <table:table-cell office:value-type="float" office:value="63.2000007629395" calcext:value-type="float">
            <text:p>63.2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43432.5" calcext:value-type="float">
            <text:p>43432.5</text:p>
          </table:table-cell>
          <table:table-cell office:value-type="float" office:value="2215.15" calcext:value-type="float">
            <text:p>2215.15</text:p>
          </table:table-cell>
          <table:table-cell office:value-type="float" office:value="89.613" calcext:value-type="float">
            <text:p>89.6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1699981689453" calcext:value-type="float">
            <text:p>63.1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36034.4" calcext:value-type="float">
            <text:p>36034.4</text:p>
          </table:table-cell>
          <table:table-cell office:value-type="float" office:value="2161.03" calcext:value-type="float">
            <text:p>2161.03</text:p>
          </table:table-cell>
          <table:table-cell office:value-type="float" office:value="89.918" calcext:value-type="float">
            <text:p>89.91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4500007629395" calcext:value-type="float">
            <text:p>62.45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39953.6" calcext:value-type="float">
            <text:p>39953.6</text:p>
          </table:table-cell>
          <table:table-cell office:value-type="float" office:value="2216.89" calcext:value-type="float">
            <text:p>2216.89</text:p>
          </table:table-cell>
          <table:table-cell office:value-type="float" office:value="90.171" calcext:value-type="float">
            <text:p>90.17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6699981689453" calcext:value-type="float">
            <text:p>62.66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50069.82" calcext:value-type="float">
            <text:p>50069.82</text:p>
          </table:table-cell>
          <table:table-cell office:value-type="float" office:value="2182.1" calcext:value-type="float">
            <text:p>2182.1</text:p>
          </table:table-cell>
          <table:table-cell office:value-type="float" office:value="89.837" calcext:value-type="float">
            <text:p>89.83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2599983215332" calcext:value-type="float">
            <text:p>63.2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48849.57" calcext:value-type="float">
            <text:p>48849.57</text:p>
          </table:table-cell>
          <table:table-cell office:value-type="float" office:value="2353.62" calcext:value-type="float">
            <text:p>2353.62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6" calcext:value-type="date">
            <text:p>2025-12-06</text:p>
          </table:table-cell>
          <table:table-cell office:value-type="float" office:value="36639.4" calcext:value-type="float">
            <text:p>36639.4</text:p>
          </table:table-cell>
          <table:table-cell office:value-type="float" office:value="2209.99" calcext:value-type="float">
            <text:p>2209.99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7" calcext:value-type="date">
            <text:p>2025-12-07</text:p>
          </table:table-cell>
          <table:table-cell office:value-type="float" office:value="5326" calcext:value-type="float">
            <text:p>5326</text:p>
          </table:table-cell>
          <table:table-cell office:value-type="float" office:value="2318.86" calcext:value-type="float">
            <text:p>2318.86</text:p>
          </table:table-cell>
          <table:table-cell office:value-type="float" office:value="89.945" calcext:value-type="float">
            <text:p>89.94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8" calcext:value-type="date">
            <text:p>2025-12-08</text:p>
          </table:table-cell>
          <table:table-cell office:value-type="float" office:value="57344.83" calcext:value-type="float">
            <text:p>57344.83</text:p>
          </table:table-cell>
          <table:table-cell office:value-type="float" office:value="2352.13" calcext:value-type="float">
            <text:p>2352.13</text:p>
          </table:table-cell>
          <table:table-cell office:value-type="float" office:value="90.13" calcext:value-type="float">
            <text:p>90.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4900016784668" calcext:value-type="float">
            <text:p>62.49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39110.3" calcext:value-type="float">
            <text:p>39110.3</text:p>
          </table:table-cell>
          <table:table-cell office:value-type="float" office:value="2237.04" calcext:value-type="float">
            <text:p>2237.04</text:p>
          </table:table-cell>
          <table:table-cell office:value-type="float" office:value="89.917" calcext:value-type="float">
            <text:p>89.91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39998626709" calcext:value-type="float">
            <text:p>61.93999862670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41990.33" calcext:value-type="float">
            <text:p>41990.33</text:p>
          </table:table-cell>
          <table:table-cell office:value-type="float" office:value="2271.08" calcext:value-type="float">
            <text:p>2271.08</text:p>
          </table:table-cell>
          <table:table-cell office:value-type="float" office:value="89.793" calcext:value-type="float">
            <text:p>89.79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099990844727" calcext:value-type="float">
            <text:p>62.2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40725.3" calcext:value-type="float">
            <text:p>40725.3</text:p>
          </table:table-cell>
          <table:table-cell office:value-type="float" office:value="2302.74" calcext:value-type="float">
            <text:p>2302.74</text:p>
          </table:table-cell>
          <table:table-cell office:value-type="float" office:value="90.251" calcext:value-type="float">
            <text:p>90.25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2799987792969" calcext:value-type="float">
            <text:p>61.279998779296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49727.2" calcext:value-type="float">
            <text:p>49727.2</text:p>
          </table:table-cell>
          <table:table-cell office:value-type="float" office:value="2267.82" calcext:value-type="float">
            <text:p>2267.8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3" calcext:value-type="date">
            <text:p>2025-12-13</text:p>
          </table:table-cell>
          <table:table-cell office:value-type="float" office:value="649.5" calcext:value-type="float">
            <text:p>649.5</text:p>
          </table:table-cell>
          <table:table-cell office:value-type="float" office:value="2355.42" calcext:value-type="float">
            <text:p>2355.4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4" calcext:value-type="date">
            <text:p>2025-12-14</text:p>
          </table:table-cell>
          <table:table-cell office:value-type="float" office:value="2609.2" calcext:value-type="float">
            <text:p>2609.2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90.584" calcext:value-type="float">
            <text:p>90.58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1199989318848" calcext:value-type="float">
            <text:p>61.11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5" calcext:value-type="date">
            <text:p>2025-12-15</text:p>
          </table:table-cell>
          <table:table-cell office:value-type="float" office:value="41815.55" calcext:value-type="float">
            <text:p>41815.55</text:p>
          </table:table-cell>
          <table:table-cell office:value-type="float" office:value="2260.92" calcext:value-type="float">
            <text:p>2260.92</text:p>
          </table:table-cell>
          <table:table-cell office:value-type="float" office:value="90.775" calcext:value-type="float">
            <text:p>90.7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560001373291" calcext:value-type="float">
            <text:p>60.5600013732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41565" calcext:value-type="float">
            <text:p>41565</text:p>
          </table:table-cell>
          <table:table-cell office:value-type="float" office:value="2288.4" calcext:value-type="float">
            <text:p>2288.4</text:p>
          </table:table-cell>
          <table:table-cell office:value-type="float" office:value="90.949" calcext:value-type="float">
            <text:p>90.94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8.9199981689453" calcext:value-type="float">
            <text:p>58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42785.7" calcext:value-type="float">
            <text:p>42785.7</text:p>
          </table:table-cell>
          <table:table-cell office:value-type="float" office:value="2314.58" calcext:value-type="float">
            <text:p>2314.58</text:p>
          </table:table-cell>
          <table:table-cell office:value-type="float" office:value="90.409" calcext:value-type="float">
            <text:p>90.4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9.6800003051758" calcext:value-type="float">
            <text:p>59.680000305175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47138.9" calcext:value-type="float">
            <text:p>47138.9</text:p>
          </table:table-cell>
          <table:table-cell office:value-type="float" office:value="2290.58" calcext:value-type="float">
            <text:p>2290.58</text:p>
          </table:table-cell>
          <table:table-cell office:value-type="float" office:value="90.267" calcext:value-type="float">
            <text:p>90.26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59.8199996948242" calcext:value-type="float">
            <text:p>59.81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44636.4" calcext:value-type="float">
            <text:p>44636.4</text:p>
          </table:table-cell>
          <table:table-cell office:value-type="float" office:value="2285.98" calcext:value-type="float">
            <text:p>2285.98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0" calcext:value-type="date">
            <text:p>2025-12-20</text:p>
          </table:table-cell>
          <table:table-cell office:value-type="float" office:value="34927.2" calcext:value-type="float">
            <text:p>34927.2</text:p>
          </table:table-cell>
          <table:table-cell office:value-type="float" office:value="2315.47" calcext:value-type="float">
            <text:p>2315.47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1" calcext:value-type="date">
            <text:p>2025-12-21</text:p>
          </table:table-cell>
          <table:table-cell office:value-type="float" office:value="3682.7" calcext:value-type="float">
            <text:p>3682.7</text:p>
          </table:table-cell>
          <table:table-cell office:value-type="float" office:value="2201.27" calcext:value-type="float">
            <text:p>2201.27</text:p>
          </table:table-cell>
          <table:table-cell office:value-type="float" office:value="89.577" calcext:value-type="float">
            <text:p>89.5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4700012207031" calcext:value-type="float">
            <text:p>60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2" calcext:value-type="date">
            <text:p>2025-12-22</text:p>
          </table:table-cell>
          <table:table-cell office:value-type="float" office:value="46766.7" calcext:value-type="float">
            <text:p>46766.7</text:p>
          </table:table-cell>
          <table:table-cell office:value-type="float" office:value="2299.19" calcext:value-type="float">
            <text:p>2299.19</text:p>
          </table:table-cell>
          <table:table-cell office:value-type="float" office:value="89.604" calcext:value-type="float">
            <text:p>89.60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0699996948242" calcext:value-type="float">
            <text:p>62.0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43826.8" calcext:value-type="float">
            <text:p>43826.8</text:p>
          </table:table-cell>
          <table:table-cell office:value-type="float" office:value="2314.52" calcext:value-type="float">
            <text:p>2314.52</text:p>
          </table:table-cell>
          <table:table-cell office:value-type="float" office:value="89.436" calcext:value-type="float">
            <text:p>89.4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3800010681152" calcext:value-type="float">
            <text:p>62.380001068115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57807.5" calcext:value-type="float">
            <text:p>57807.5</text:p>
          </table:table-cell>
          <table:table-cell office:value-type="float" office:value="2292.22" calcext:value-type="float">
            <text:p>2292.22</text:p>
          </table:table-cell>
          <table:table-cell office:value-type="float" office:value="89.814" calcext:value-type="float">
            <text:p>89.8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400016784668" calcext:value-type="float">
            <text:p>62.24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5" calcext:value-type="date">
            <text:p>2025-12-25</text:p>
          </table:table-cell>
          <table:table-cell office:value-type="float" office:value="28438" calcext:value-type="float">
            <text:p>28438</text:p>
          </table:table-cell>
          <table:table-cell office:value-type="float" office:value="2191.45" calcext:value-type="float">
            <text:p>2191.45</text:p>
          </table:table-cell>
          <table:table-cell office:value-type="float" office:value="89.736" calcext:value-type="float">
            <text:p>89.7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2.2400016784668" calcext:value-type="float">
            <text:p>62.24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70476.1" calcext:value-type="float">
            <text:p>70476.1</text:p>
          </table:table-cell>
          <table:table-cell office:value-type="float" office:value="2311.08" calcext:value-type="float">
            <text:p>2311.08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7" calcext:value-type="date">
            <text:p>2025-12-27</text:p>
          </table:table-cell>
          <table:table-cell office:value-type="float" office:value="26124.1" calcext:value-type="float">
            <text:p>26124.1</text:p>
          </table:table-cell>
          <table:table-cell office:value-type="float" office:value="2190.89" calcext:value-type="float">
            <text:p>2190.89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8" calcext:value-type="date">
            <text:p>2025-12-28</text:p>
          </table:table-cell>
          <table:table-cell office:value-type="float" office:value="1627.2" calcext:value-type="float">
            <text:p>1627.2</text:p>
          </table:table-cell>
          <table:table-cell office:value-type="float" office:value="2213.15" calcext:value-type="float">
            <text:p>2213.15</text:p>
          </table:table-cell>
          <table:table-cell office:value-type="float" office:value="89.796" calcext:value-type="float">
            <text:p>89.7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6399993896484" calcext:value-type="float">
            <text:p>60.639999389648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29" calcext:value-type="date">
            <text:p>2025-12-29</text:p>
          </table:table-cell>
          <table:table-cell office:value-type="float" office:value="118327.8" calcext:value-type="float">
            <text:p>118327.8</text:p>
          </table:table-cell>
          <table:table-cell office:value-type="float" office:value="2216.91" calcext:value-type="float">
            <text:p>2216.91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39998626709" calcext:value-type="float">
            <text:p>61.93999862670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61249.6" calcext:value-type="float">
            <text:p>61249.6</text:p>
          </table:table-cell>
          <table:table-cell office:value-type="float" office:value="2296.31" calcext:value-type="float">
            <text:p>2296.31</text:p>
          </table:table-cell>
          <table:table-cell office:value-type="float" office:value="89.77" calcext:value-type="float">
            <text:p>89.7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1.9199981689453" calcext:value-type="float">
            <text:p>61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60118" calcext:value-type="float">
            <text:p>60118</text:p>
          </table:table-cell>
          <table:table-cell office:value-type="float" office:value="2305.35" calcext:value-type="float">
            <text:p>2305.35</text:p>
          </table:table-cell>
          <table:table-cell office:value-type="float" office:value="89.871" calcext:value-type="float">
            <text:p>89.87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5.5" calcext:value-type="float">
            <text:p>205.5</text:p>
          </table:table-cell>
          <table:table-cell office:value-type="float" office:value="60.8499984741211" calcext:value-type="float">
            <text:p>6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1" calcext:value-type="date">
            <text:p>2026-01-01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2307.42" calcext:value-type="float">
            <text:p>2307.42</text:p>
          </table:table-cell>
          <table:table-cell office:value-type="float" office:value="89.968" calcext:value-type="float">
            <text:p>89.96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8499984741211" calcext:value-type="float">
            <text:p>6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60492.4" calcext:value-type="float">
            <text:p>60492.4</text:p>
          </table:table-cell>
          <table:table-cell office:value-type="float" office:value="2340.7" calcext:value-type="float">
            <text:p>2340.7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3" calcext:value-type="date">
            <text:p>2026-01-03</text:p>
          </table:table-cell>
          <table:table-cell office:value-type="float" office:value="14936.2" calcext:value-type="float">
            <text:p>14936.2</text:p>
          </table:table-cell>
          <table:table-cell office:value-type="float" office:value="2362.12" calcext:value-type="float">
            <text:p>2362.12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4" calcext:value-type="date">
            <text:p>2026-01-04</text:p>
          </table:table-cell>
          <table:table-cell office:value-type="float" office:value="5625.1" calcext:value-type="float">
            <text:p>5625.1</text:p>
          </table:table-cell>
          <table:table-cell office:value-type="float" office:value="2311.49" calcext:value-type="float">
            <text:p>2311.49</text:p>
          </table:table-cell>
          <table:table-cell office:value-type="float" office:value="90.014" calcext:value-type="float">
            <text:p>90.01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5" calcext:value-type="date">
            <text:p>2026-01-05</text:p>
          </table:table-cell>
          <table:table-cell office:value-type="float" office:value="63899.5" calcext:value-type="float">
            <text:p>63899.5</text:p>
          </table:table-cell>
          <table:table-cell office:value-type="float" office:value="2327.68" calcext:value-type="float">
            <text:p>2327.68</text:p>
          </table:table-cell>
          <table:table-cell office:value-type="float" office:value="90.233" calcext:value-type="float">
            <text:p>90.23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1.7599983215332" calcext:value-type="float">
            <text:p>61.7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42865.7" calcext:value-type="float">
            <text:p>42865.7</text:p>
          </table:table-cell>
          <table:table-cell office:value-type="float" office:value="2316.24" calcext:value-type="float">
            <text:p>2316.24</text:p>
          </table:table-cell>
          <table:table-cell office:value-type="float" office:value="90.108" calcext:value-type="float">
            <text:p>90.10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0.7000007629395" calcext:value-type="float">
            <text:p>60.70000076293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37261.5" calcext:value-type="float">
            <text:p>37261.5</text:p>
          </table:table-cell>
          <table:table-cell office:value-type="float" office:value="2250.12" calcext:value-type="float">
            <text:p>2250.12</text:p>
          </table:table-cell>
          <table:table-cell office:value-type="float" office:value="89.864" calcext:value-type="float">
            <text:p>89.86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59.9599990844727" calcext:value-type="float">
            <text:p>59.9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45163.3" calcext:value-type="float">
            <text:p>45163.3</text:p>
          </table:table-cell>
          <table:table-cell office:value-type="float" office:value="2317.57" calcext:value-type="float">
            <text:p>2317.57</text:p>
          </table:table-cell>
          <table:table-cell office:value-type="float" office:value="89.905" calcext:value-type="float">
            <text:p>89.90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1.9900016784668" calcext:value-type="float">
            <text:p>61.99000167846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36344.9" calcext:value-type="float">
            <text:p>36344.9</text:p>
          </table:table-cell>
          <table:table-cell office:value-type="float" office:value="2294.24" calcext:value-type="float">
            <text:p>2294.24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0" calcext:value-type="date">
            <text:p>2026-01-10</text:p>
          </table:table-cell>
          <table:table-cell office:value-type="float" office:value="8553.4" calcext:value-type="float">
            <text:p>8553.4</text:p>
          </table:table-cell>
          <table:table-cell office:value-type="float" office:value="2265.92" calcext:value-type="float">
            <text:p>2265.92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1" calcext:value-type="date">
            <text:p>2026-01-11</text:p>
          </table:table-cell>
          <table:table-cell office:value-type="float" office:value="3515.9" calcext:value-type="float">
            <text:p>3515.9</text:p>
          </table:table-cell>
          <table:table-cell office:value-type="float" office:value="2251.56" calcext:value-type="float">
            <text:p>2251.56</text:p>
          </table:table-cell>
          <table:table-cell office:value-type="float" office:value="90.244" calcext:value-type="float">
            <text:p>90.24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3400001525879" calcext:value-type="float">
            <text:p>63.340000152587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2" calcext:value-type="date">
            <text:p>2026-01-12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2277.01" calcext:value-type="float">
            <text:p>2277.01</text:p>
          </table:table-cell>
          <table:table-cell office:value-type="float" office:value="90.132" calcext:value-type="float">
            <text:p>90.1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8699989318848" calcext:value-type="float">
            <text:p>63.869998931884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31359.3" calcext:value-type="float">
            <text:p>31359.3</text:p>
          </table:table-cell>
          <table:table-cell office:value-type="float" office:value="2273.11" calcext:value-type="float">
            <text:p>2273.11</text:p>
          </table:table-cell>
          <table:table-cell office:value-type="float" office:value="90.282" calcext:value-type="float">
            <text:p>90.2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4700012207031" calcext:value-type="float">
            <text:p>65.470001220703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18098.3" calcext:value-type="float">
            <text:p>18098.3</text:p>
          </table:table-cell>
          <table:table-cell office:value-type="float" office:value="2196.44" calcext:value-type="float">
            <text:p>2196.44</text:p>
          </table:table-cell>
          <table:table-cell office:value-type="float" office:value="90.248" calcext:value-type="float">
            <text:p>90.24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6.5199966430664" calcext:value-type="float">
            <text:p>66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565.1" calcext:value-type="float">
            <text:p>565.1</text:p>
          </table:table-cell>
          <table:table-cell office:value-type="float" office:value="2364.41" calcext:value-type="float">
            <text:p>2364.41</text:p>
          </table:table-cell>
          <table:table-cell office:value-type="float" office:value="90.362" calcext:value-type="float">
            <text:p>90.36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3.7599983215332" calcext:value-type="float">
            <text:p>63.75999832153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11834.4" calcext:value-type="float">
            <text:p>11834.4</text:p>
          </table:table-cell>
          <table:table-cell office:value-type="float" office:value="2238.51" calcext:value-type="float">
            <text:p>2238.51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7" calcext:value-type="date">
            <text:p>2026-01-17</text:p>
          </table:table-cell>
          <table:table-cell office:value-type="float" office:value="7275.2" calcext:value-type="float">
            <text:p>7275.2</text:p>
          </table:table-cell>
          <table:table-cell office:value-type="float" office:value="2281.85" calcext:value-type="float">
            <text:p>2281.85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8" calcext:value-type="date">
            <text:p>2026-01-18</text:p>
          </table:table-cell>
          <table:table-cell office:value-type="float" office:value="617.9" calcext:value-type="float">
            <text:p>617.9</text:p>
          </table:table-cell>
          <table:table-cell office:value-type="float" office:value="2361.79" calcext:value-type="float">
            <text:p>2361.79</text:p>
          </table:table-cell>
          <table:table-cell office:value-type="float" office:value="90.709" calcext:value-type="float">
            <text:p>90.70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19" calcext:value-type="date">
            <text:p>2026-01-19</text:p>
          </table:table-cell>
          <table:table-cell office:value-type="float" office:value="5510.65" calcext:value-type="float">
            <text:p>5510.65</text:p>
          </table:table-cell>
          <table:table-cell office:value-type="float" office:value="2249.08" calcext:value-type="float">
            <text:p>2249.08</text:p>
          </table:table-cell>
          <table:table-cell office:value-type="float" office:value="90.902" calcext:value-type="float">
            <text:p>90.90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129997253418" calcext:value-type="float">
            <text:p>64.12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9510.8" calcext:value-type="float">
            <text:p>9510.8</text:p>
          </table:table-cell>
          <table:table-cell office:value-type="float" office:value="2348.02" calcext:value-type="float">
            <text:p>2348.02</text:p>
          </table:table-cell>
          <table:table-cell office:value-type="float" office:value="91.119" calcext:value-type="float">
            <text:p>91.11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9199981689453" calcext:value-type="float">
            <text:p>64.9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13276.6" calcext:value-type="float">
            <text:p>13276.6</text:p>
          </table:table-cell>
          <table:table-cell office:value-type="float" office:value="2319.11" calcext:value-type="float">
            <text:p>2319.11</text:p>
          </table:table-cell>
          <table:table-cell office:value-type="float" office:value="91.546" calcext:value-type="float">
            <text:p>91.54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2399978637695" calcext:value-type="float">
            <text:p>65.23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7547.4" calcext:value-type="float">
            <text:p>7547.4</text:p>
          </table:table-cell>
          <table:table-cell office:value-type="float" office:value="2283.95" calcext:value-type="float">
            <text:p>2283.95</text:p>
          </table:table-cell>
          <table:table-cell office:value-type="float" office:value="91.57" calcext:value-type="float">
            <text:p>91.57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4.0599975585938" calcext:value-type="float">
            <text:p>64.059997558593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9679.66" calcext:value-type="float">
            <text:p>9679.66</text:p>
          </table:table-cell>
          <table:table-cell office:value-type="float" office:value="2276.88" calcext:value-type="float">
            <text:p>2276.88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4" calcext:value-type="date">
            <text:p>2026-01-24</text:p>
          </table:table-cell>
          <table:table-cell office:value-type="float" office:value="4611.3" calcext:value-type="float">
            <text:p>4611.3</text:p>
          </table:table-cell>
          <table:table-cell office:value-type="float" office:value="2221.5" calcext:value-type="float">
            <text:p>2221.5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5" calcext:value-type="date">
            <text:p>2026-01-25</text:p>
          </table:table-cell>
          <table:table-cell office:value-type="float" office:value="614" calcext:value-type="float">
            <text:p>614</text:p>
          </table:table-cell>
          <table:table-cell office:value-type="float" office:value="2417.91" calcext:value-type="float">
            <text:p>2417.91</text:p>
          </table:table-cell>
          <table:table-cell office:value-type="float" office:value="91.675" calcext:value-type="float">
            <text:p>91.67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879997253418" calcext:value-type="float">
            <text:p>65.87999725341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6" calcext:value-type="date">
            <text:p>2026-01-26</text:p>
          </table:table-cell>
          <table:table-cell office:value-type="float" office:value="444.6" calcext:value-type="float">
            <text:p>444.6</text:p>
          </table:table-cell>
          <table:table-cell office:value-type="float" office:value="2474.56" calcext:value-type="float">
            <text:p>2474.56</text:p>
          </table:table-cell>
          <table:table-cell office:value-type="float" office:value="91.713" calcext:value-type="float">
            <text:p>91.71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5.5899963378906" calcext:value-type="float">
            <text:p>65.589996337890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7" calcext:value-type="date">
            <text:p>2026-01-27</text:p>
          </table:table-cell>
          <table:table-cell office:value-type="float" office:value="5789.1" calcext:value-type="float">
            <text:p>5789.1</text:p>
          </table:table-cell>
          <table:table-cell office:value-type="float" office:value="2257.95" calcext:value-type="float">
            <text:p>2257.95</text:p>
          </table:table-cell>
          <table:table-cell office:value-type="float" office:value="91.474" calcext:value-type="float">
            <text:p>91.47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7.5699996948242" calcext:value-type="float">
            <text:p>67.569999694824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8" calcext:value-type="date">
            <text:p>2026-01-28</text:p>
          </table:table-cell>
          <table:table-cell office:value-type="float" office:value="8464.2" calcext:value-type="float">
            <text:p>8464.2</text:p>
          </table:table-cell>
          <table:table-cell office:value-type="float" office:value="2309.21" calcext:value-type="float">
            <text:p>2309.21</text:p>
          </table:table-cell>
          <table:table-cell office:value-type="float" office:value="92.043" calcext:value-type="float">
            <text:p>92.04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68.4000015258789" calcext:value-type="float">
            <text:p>68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29" calcext:value-type="date">
            <text:p>2026-01-29</text:p>
          </table:table-cell>
          <table:table-cell office:value-type="float" office:value="4153.9" calcext:value-type="float">
            <text:p>4153.9</text:p>
          </table:table-cell>
          <table:table-cell office:value-type="float" office:value="2366.95" calcext:value-type="float">
            <text:p>2366.95</text:p>
          </table:table-cell>
          <table:table-cell office:value-type="float" office:value="91.782" calcext:value-type="float">
            <text:p>91.78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7099990844727" calcext:value-type="float">
            <text:p>70.70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30" calcext:value-type="date">
            <text:p>2026-01-30</text:p>
          </table:table-cell>
          <table:table-cell office:value-type="float" office:value="8231.5" calcext:value-type="float">
            <text:p>8231.5</text:p>
          </table:table-cell>
          <table:table-cell office:value-type="float" office:value="2329.41" calcext:value-type="float">
            <text:p>2329.41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1-31" calcext:value-type="date">
            <text:p>2026-01-31</text:p>
          </table:table-cell>
          <table:table-cell office:value-type="float" office:value="4496.1" calcext:value-type="float">
            <text:p>4496.1</text:p>
          </table:table-cell>
          <table:table-cell office:value-type="float" office:value="2365.44" calcext:value-type="float">
            <text:p>2365.44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9" calcext:value-type="float">
            <text:p>204.9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1" calcext:value-type="date">
            <text:p>2026-02-01</text:p>
          </table:table-cell>
          <table:table-cell office:value-type="float" office:value="183.7" calcext:value-type="float">
            <text:p>183.7</text:p>
          </table:table-cell>
          <table:table-cell office:value-type="float" office:value="2311.51" calcext:value-type="float">
            <text:p>2311.51</text:p>
          </table:table-cell>
          <table:table-cell office:value-type="float" office:value="91.694" calcext:value-type="float">
            <text:p>91.6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6900024414063" calcext:value-type="float">
            <text:p>70.690002441406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2" calcext:value-type="date">
            <text:p>2026-02-02</text:p>
          </table:table-cell>
          <table:table-cell office:value-type="float" office:value="1723.92" calcext:value-type="float">
            <text:p>1723.92</text:p>
          </table:table-cell>
          <table:table-cell office:value-type="float" office:value="2225.56" calcext:value-type="float">
            <text:p>2225.56</text:p>
          </table:table-cell>
          <table:table-cell office:value-type="float" office:value="91.285" calcext:value-type="float">
            <text:p>91.28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6.3000030517578" calcext:value-type="float">
            <text:p>66.3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3" calcext:value-type="date">
            <text:p>2026-02-03</text:p>
          </table:table-cell>
          <table:table-cell office:value-type="float" office:value="2333.2" calcext:value-type="float">
            <text:p>2333.2</text:p>
          </table:table-cell>
          <table:table-cell office:value-type="float" office:value="2150.04" calcext:value-type="float">
            <text:p>2150.04</text:p>
          </table:table-cell>
          <table:table-cell office:value-type="float" office:value="90.423" calcext:value-type="float">
            <text:p>90.42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3300018310547" calcext:value-type="float">
            <text:p>67.330001831054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4" calcext:value-type="date">
            <text:p>2026-02-04</text:p>
          </table:table-cell>
          <table:table-cell office:value-type="float" office:value="2748.3" calcext:value-type="float">
            <text:p>2748.3</text:p>
          </table:table-cell>
          <table:table-cell office:value-type="float" office:value="2121.94" calcext:value-type="float">
            <text:p>2121.94</text:p>
          </table:table-cell>
          <table:table-cell office:value-type="float" office:value="90.391" calcext:value-type="float">
            <text:p>90.391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4599990844727" calcext:value-type="float">
            <text:p>69.4599990844727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5" calcext:value-type="date">
            <text:p>2026-02-05</text:p>
          </table:table-cell>
          <table:table-cell office:value-type="float" office:value="4952.8" calcext:value-type="float">
            <text:p>4952.8</text:p>
          </table:table-cell>
          <table:table-cell office:value-type="float" office:value="2235.34" calcext:value-type="float">
            <text:p>2235.34</text:p>
          </table:table-cell>
          <table:table-cell office:value-type="float" office:value="90.319" calcext:value-type="float">
            <text:p>90.31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5500030517578" calcext:value-type="float">
            <text:p>67.5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6" calcext:value-type="date">
            <text:p>2026-02-06</text:p>
          </table:table-cell>
          <table:table-cell office:value-type="float" office:value="2513.9" calcext:value-type="float">
            <text:p>2513.9</text:p>
          </table:table-cell>
          <table:table-cell office:value-type="float" office:value="2063.58" calcext:value-type="float">
            <text:p>2063.58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7" calcext:value-type="date">
            <text:p>2026-02-07</text:p>
          </table:table-cell>
          <table:table-cell office:value-type="float" office:value="2976.3" calcext:value-type="float">
            <text:p>2976.3</text:p>
          </table:table-cell>
          <table:table-cell office:value-type="float" office:value="2183.12" calcext:value-type="float">
            <text:p>2183.12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8" calcext:value-type="date">
            <text:p>2026-02-08</text:p>
          </table:table-cell>
          <table:table-cell office:value-type="float" office:value="320.3" calcext:value-type="float">
            <text:p>320.3</text:p>
          </table:table-cell>
          <table:table-cell office:value-type="float" office:value="2342.55" calcext:value-type="float">
            <text:p>2342.55</text:p>
          </table:table-cell>
          <table:table-cell office:value-type="float" office:value="90.596" calcext:value-type="float">
            <text:p>90.59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0500030517578" calcext:value-type="float">
            <text:p>68.05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09" calcext:value-type="date">
            <text:p>2026-02-09</text:p>
          </table:table-cell>
          <table:table-cell office:value-type="float" office:value="4853.4" calcext:value-type="float">
            <text:p>4853.4</text:p>
          </table:table-cell>
          <table:table-cell office:value-type="float" office:value="2310.49" calcext:value-type="float">
            <text:p>2310.49</text:p>
          </table:table-cell>
          <table:table-cell office:value-type="float" office:value="90.756" calcext:value-type="float">
            <text:p>90.75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0400009155273" calcext:value-type="float">
            <text:p>69.040000915527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0" calcext:value-type="date">
            <text:p>2026-02-10</text:p>
          </table:table-cell>
          <table:table-cell office:value-type="float" office:value="3297.3" calcext:value-type="float">
            <text:p>3297.3</text:p>
          </table:table-cell>
          <table:table-cell office:value-type="float" office:value="2066.52" calcext:value-type="float">
            <text:p>2066.52</text:p>
          </table:table-cell>
          <table:table-cell office:value-type="float" office:value="90.588" calcext:value-type="float">
            <text:p>90.58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8.8000030517578" calcext:value-type="float">
            <text:p>68.800003051757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1" calcext:value-type="date">
            <text:p>2026-02-11</text:p>
          </table:table-cell>
          <table:table-cell office:value-type="float" office:value="5487.8" calcext:value-type="float">
            <text:p>5487.8</text:p>
          </table:table-cell>
          <table:table-cell office:value-type="float" office:value="2238.58" calcext:value-type="float">
            <text:p>2238.58</text:p>
          </table:table-cell>
          <table:table-cell office:value-type="float" office:value="90.736" calcext:value-type="float">
            <text:p>90.73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9.4000015258789" calcext:value-type="float">
            <text:p>69.4000015258789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2" calcext:value-type="date">
            <text:p>2026-02-12</text:p>
          </table:table-cell>
          <table:table-cell office:value-type="float" office:value="2306.8" calcext:value-type="float">
            <text:p>2306.8</text:p>
          </table:table-cell>
          <table:table-cell office:value-type="float" office:value="2171.75" calcext:value-type="float">
            <text:p>2171.75</text:p>
          </table:table-cell>
          <table:table-cell office:value-type="float" office:value="90.564" calcext:value-type="float">
            <text:p>90.56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5199966430664" calcext:value-type="float">
            <text:p>67.51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3" calcext:value-type="date">
            <text:p>2026-02-13</text:p>
          </table:table-cell>
          <table:table-cell office:value-type="float" office:value="1580.4" calcext:value-type="float">
            <text:p>1580.4</text:p>
          </table:table-cell>
          <table:table-cell office:value-type="float" office:value="2115.39" calcext:value-type="float">
            <text:p>2115.39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4" calcext:value-type="date">
            <text:p>2026-02-14</text:p>
          </table:table-cell>
          <table:table-cell office:value-type="float" office:value="321" calcext:value-type="float">
            <text:p>321</text:p>
          </table:table-cell>
          <table:table-cell office:value-type="float" office:value="2434.72" calcext:value-type="float">
            <text:p>2434.72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5" calcext:value-type="date">
            <text:p>2026-02-15</text:p>
          </table:table-cell>
          <table:table-cell office:value-type="float" office:value="201.2" calcext:value-type="float">
            <text:p>201.2</text:p>
          </table:table-cell>
          <table:table-cell office:value-type="float" office:value="2345.95" calcext:value-type="float">
            <text:p>2345.95</text:p>
          </table:table-cell>
          <table:table-cell office:value-type="float" office:value="90.555" calcext:value-type="float">
            <text:p>90.555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6" calcext:value-type="date">
            <text:p>2026-02-16</text:p>
          </table:table-cell>
          <table:table-cell office:value-type="float" office:value="2226.1" calcext:value-type="float">
            <text:p>2226.1</text:p>
          </table:table-cell>
          <table:table-cell office:value-type="float" office:value="2092.09" calcext:value-type="float">
            <text:p>2092.09</text:p>
          </table:table-cell>
          <table:table-cell office:value-type="float" office:value="90.779" calcext:value-type="float">
            <text:p>90.779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7" calcext:value-type="date">
            <text:p>2026-02-17</text:p>
          </table:table-cell>
          <table:table-cell office:value-type="float" office:value="1826.1" calcext:value-type="float">
            <text:p>1826.1</text:p>
          </table:table-cell>
          <table:table-cell office:value-type="float" office:value="2092.73" calcext:value-type="float">
            <text:p>2092.73</text:p>
          </table:table-cell>
          <table:table-cell office:value-type="float" office:value="90.632" calcext:value-type="float">
            <text:p>90.632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67.4199981689453" calcext:value-type="float">
            <text:p>67.4199981689453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8" calcext:value-type="date">
            <text:p>2026-02-18</text:p>
          </table:table-cell>
          <table:table-cell office:value-type="float" office:value="1855.8" calcext:value-type="float">
            <text:p>1855.8</text:p>
          </table:table-cell>
          <table:table-cell office:value-type="float" office:value="2095.65" calcext:value-type="float">
            <text:p>2095.65</text:p>
          </table:table-cell>
          <table:table-cell office:value-type="float" office:value="90.804" calcext:value-type="float">
            <text:p>90.80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3499984741211" calcext:value-type="float">
            <text:p>70.3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19" calcext:value-type="date">
            <text:p>2026-02-19</text:p>
          </table:table-cell>
          <table:table-cell office:value-type="float" office:value="6558.3" calcext:value-type="float">
            <text:p>6558.3</text:p>
          </table:table-cell>
          <table:table-cell office:value-type="float" office:value="2493.47" calcext:value-type="float">
            <text:p>2493.47</text:p>
          </table:table-cell>
          <table:table-cell office:value-type="float" office:value="91.038" calcext:value-type="float">
            <text:p>91.03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6600036621094" calcext:value-type="float">
            <text:p>71.660003662109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0" calcext:value-type="date">
            <text:p>2026-02-20</text:p>
          </table:table-cell>
          <table:table-cell office:value-type="float" office:value="3797.4" calcext:value-type="float">
            <text:p>3797.4</text:p>
          </table:table-cell>
          <table:table-cell office:value-type="float" office:value="2677.43" calcext:value-type="float">
            <text:p>2677.43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1" calcext:value-type="date">
            <text:p>2026-02-21</text:p>
          </table:table-cell>
          <table:table-cell office:value-type="float" office:value="85176.84" calcext:value-type="float">
            <text:p>85176.84</text:p>
          </table:table-cell>
          <table:table-cell office:value-type="float" office:value="2216.23" calcext:value-type="float">
            <text:p>2216.23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2" calcext:value-type="date">
            <text:p>2026-02-22</text:p>
          </table:table-cell>
          <table:table-cell office:value-type="float" office:value="322.7" calcext:value-type="float">
            <text:p>322.7</text:p>
          </table:table-cell>
          <table:table-cell office:value-type="float" office:value="2380.34" calcext:value-type="float">
            <text:p>2380.34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7600021362305" calcext:value-type="float">
            <text:p>71.760002136230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3" calcext:value-type="date">
            <text:p>2026-02-23</text:p>
          </table:table-cell>
          <table:table-cell office:value-type="float" office:value="7888.7" calcext:value-type="float">
            <text:p>7888.7</text:p>
          </table:table-cell>
          <table:table-cell office:value-type="float" office:value="2398.85" calcext:value-type="float">
            <text:p>2398.85</text:p>
          </table:table-cell>
          <table:table-cell office:value-type="float" office:value="91.016" calcext:value-type="float">
            <text:p>91.01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1.4899978637695" calcext:value-type="float">
            <text:p>71.489997863769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4" calcext:value-type="date">
            <text:p>2026-02-24</text:p>
          </table:table-cell>
          <table:table-cell office:value-type="float" office:value="6287.1" calcext:value-type="float">
            <text:p>6287.1</text:p>
          </table:table-cell>
          <table:table-cell office:value-type="float" office:value="2199.4" calcext:value-type="float">
            <text:p>2199.4</text:p>
          </table:table-cell>
          <table:table-cell office:value-type="float" office:value="90.918" calcext:value-type="float">
            <text:p>90.918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7699966430664" calcext:value-type="float">
            <text:p>70.7699966430664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5" calcext:value-type="date">
            <text:p>2026-02-25</text:p>
          </table:table-cell>
          <table:table-cell office:value-type="float" office:value="144474.44" calcext:value-type="float">
            <text:p>144474.44</text:p>
          </table:table-cell>
          <table:table-cell office:value-type="float" office:value="2241.69" calcext:value-type="float">
            <text:p>2241.69</text:p>
          </table:table-cell>
          <table:table-cell office:value-type="float" office:value="90.894" calcext:value-type="float">
            <text:p>90.894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8499984741211" calcext:value-type="float">
            <text:p>70.849998474121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6" calcext:value-type="date">
            <text:p>2026-02-26</text:p>
          </table:table-cell>
          <table:table-cell office:value-type="float" office:value="6623.3" calcext:value-type="float">
            <text:p>6623.3</text:p>
          </table:table-cell>
          <table:table-cell office:value-type="float" office:value="2244.8" calcext:value-type="float">
            <text:p>2244.8</text:p>
          </table:table-cell>
          <table:table-cell office:value-type="float" office:value="90.993" calcext:value-type="float">
            <text:p>90.993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7" calcext:value-type="date">
            <text:p>2026-02-27</text:p>
          </table:table-cell>
          <table:table-cell office:value-type="float" office:value="112696.07" calcext:value-type="float">
            <text:p>112696.07</text:p>
          </table:table-cell>
          <table:table-cell office:value-type="float" office:value="2275.52" calcext:value-type="float">
            <text:p>2275.52</text:p>
          </table:table-cell>
          <table:table-cell office:value-type="float" office:value="91.076" calcext:value-type="float">
            <text:p>91.0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2.4800033569336" calcext:value-type="float">
            <text:p>72.480003356933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addy</text:p>
          </table:table-cell>
          <table:table-cell office:value-type="date" office:date-value="2026-02-28" calcext:value-type="date">
            <text:p>2026-02-28</text:p>
          </table:table-cell>
          <table:table-cell office:value-type="float" office:value="5779" calcext:value-type="float">
            <text:p>5779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91.076" calcext:value-type="float">
            <text:p>91.076</text:p>
          </table:table-cell>
          <table:table-cell office:value-type="string" calcext:value-type="string">
            <text:p>2025 - 2026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04.3" calcext:value-type="float">
            <text:p>204.3</text:p>
          </table:table-cell>
          <table:table-cell office:value-type="float" office:value="72.4800033569336" calcext:value-type="float">
            <text:p>72.4800033569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2:58:30.340824576</meta:creation-date>
    <dc:date>2026-04-04T02:59:16.327642442</dc:date>
    <meta:editing-duration>PT46S</meta:editing-duration>
    <meta:editing-cycles>1</meta:editing-cycles>
    <meta:document-statistic meta:table-count="1" meta:cell-count="4253" meta:object-count="0"/>
    <meta:generator>LibreOffice/24.2.7.2$Linux_X86_64 LibreOffice_project/420$Build-2</meta:generator>
  </office:meta>
</office:document-meta>
</file>